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>
    <style:style style:family="graphic" style:name="rstframestyle1" style:parent-style-name="Graphics">
      <style:graphic-properties draw:blue="0%" draw:color-inversion="false" draw:color-mode="standard" draw:contrast="0%" draw:gamma="100%" draw:green="0%" draw:image-opacity="100%" draw:luminance="0%" draw:red="0%" fo:clip="rect(0cm 0cm 0cm 0cm)" style:horizontal-rel="paragraph" style:mirror="none" style:vertical-pos="top" style:vertical-rel="paragraph" style:wrap="none"/>
    </style:style>
    <style:style style:family="graphic" style:name="rstframestyle2" style:parent-style-name="Graphics">
      <style:graphic-properties draw:blue="0%" draw:color-inversion="false" draw:color-mode="standard" draw:contrast="0%" draw:gamma="100%" draw:green="0%" draw:image-opacity="100%" draw:luminance="0%" draw:red="0%" fo:clip="rect(0cm 0cm 0cm 0cm)" style:horizontal-rel="paragraph" style:mirror="none" style:vertical-pos="top" style:vertical-rel="paragraph" style:wrap="none"/>
    </style:style>
    <style:style style:family="graphic" style:name="rstframestyle3" style:parent-style-name="Graphics">
      <style:graphic-properties draw:blue="0%" draw:color-inversion="false" draw:color-mode="standard" draw:contrast="0%" draw:gamma="100%" draw:green="0%" draw:image-opacity="100%" draw:luminance="0%" draw:red="0%" fo:clip="rect(0cm 0cm 0cm 0cm)" style:horizontal-rel="paragraph" style:mirror="none" style:vertical-pos="top" style:vertical-rel="paragraph" style:wrap="none"/>
    </style:style>
    <style:style style:family="table" style:name="rststyle-Table1" style:width="35cm">
      <style:table-properties fo:margin-bottom="0.10in" fo:margin-top="0in" table:align="margins"/>
    </style:style>
    <style:style style:family="table-cell" style:name="rststyle-Table1.A1">
      <style:table-cell-properties fo:border-bottom="0.035cm solid #000000" fo:border-left="0.035cm solid #000000" fo:border-right="0.035cm solid #000000" fo:border-top="0.035cm solid #000000" fo:padding="0.049cm"/>
    </style:style>
    <style:style style:family="table-column" style:name="rststyle-Table1.A">
      <style:table-column-properties style:column-width="12cm"/>
    </style:style>
    <style:style style:family="table-column" style:name="rststyle-Table1.B">
      <style:table-column-properties style:column-width="12cm"/>
    </style:style>
    <style:style style:family="table-column" style:name="rststyle-Table1.C">
      <style:table-column-properties style:column-width="11cm"/>
    </style:style>
    <style:style style:family="table" style:name="rststyle-Table2" style:width="35cm">
      <style:table-properties fo:margin-bottom="0.10in" fo:margin-top="0in" table:align="margins"/>
    </style:style>
    <style:style style:family="table-cell" style:name="rststyle-Table2.A1">
      <style:table-cell-properties fo:border-bottom="0.035cm solid #000000" fo:border-left="0.035cm solid #000000" fo:border-right="0.035cm solid #000000" fo:border-top="0.035cm solid #000000" fo:padding="0.049cm"/>
    </style:style>
    <style:style style:family="table-column" style:name="rststyle-Table2.A">
      <style:table-column-properties style:column-width="12cm"/>
    </style:style>
    <style:style style:family="table-column" style:name="rststyle-Table2.B">
      <style:table-column-properties style:column-width="12cm"/>
    </style:style>
    <style:style style:family="table-column" style:name="rststyle-Table2.C">
      <style:table-column-properties style:column-width="11cm"/>
    </style:style>
    <style:style style:family="table" style:name="rststyle-Table3" style:width="16cm">
      <style:table-properties fo:margin-bottom="0.10in" fo:margin-top="0in" table:align="margins"/>
    </style:style>
    <style:style style:family="table-cell" style:name="rststyle-Table3.A1">
      <style:table-cell-properties fo:border-bottom="0.035cm solid #000000" fo:border-left="0.035cm solid #000000" fo:border-right="0.035cm solid #000000" fo:border-top="0.035cm solid #000000" fo:padding="0.049cm"/>
    </style:style>
    <style:style style:family="table-column" style:name="rststyle-Table3.A">
      <style:table-column-properties style:column-width="5cm"/>
    </style:style>
    <style:style style:family="table-column" style:name="rststyle-Table3.B">
      <style:table-column-properties style:column-width="5cm"/>
    </style:style>
    <style:style style:family="table-column" style:name="rststyle-Table3.C">
      <style:table-column-properties style:column-width="6cm"/>
    </style:style>
    <style:style style:family="graphic" style:name="rstframestyle4" style:parent-style-name="Graphics">
      <style:graphic-properties draw:blue="0%" draw:color-inversion="false" draw:color-mode="standard" draw:contrast="0%" draw:gamma="100%" draw:green="0%" draw:image-opacity="100%" draw:luminance="0%" draw:red="0%" fo:clip="rect(0cm 0cm 0cm 0cm)" style:horizontal-rel="paragraph" style:mirror="none" style:vertical-pos="top" style:vertical-rel="paragraph"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family="graphic" style:name="rstframestyle5" style:parent-style-name="Frame">
      <style:graphic-properties fo:border="none" fo:margin-bottom="0cm" fo:margin-left="0cm" fo:margin-right="0cm" fo:margin-top="0cm" fo:padding="0cm" style:horizontal-pos="center" style:horizontal-rel="paragraph" style:number-wrapped-paragraphs="no-limit" style:vertical-pos="top" style:vertical-rel="paragraph" style:wrap="none"/>
    </style:style>
    <style:style style:family="graphic" style:name="rstframestyle6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 0in 0in 0in)" fo:margin-bottom="0in" fo:margin-left="0in" fo:margin-right="0in" fo:margin-top="0in" fo:padding="0in" style:horizontal-pos="from-left" style:horizontal-rel="paragraph-content" style:mirror="none" style:run-through="foreground" style:shadow="none" style:vertical-pos="from-top" style:vertical-rel="paragraph-content"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family="graphic" style:name="rstframestyle7" style:parent-style-name="Frame">
      <style:graphic-properties fo:border="none" fo:margin-bottom="0cm" fo:margin-left="0cm" fo:margin-right="0cm" fo:margin-top="0cm" fo:padding="0cm" style:horizontal-pos="center" style:horizontal-rel="paragraph" style:number-wrapped-paragraphs="no-limit" style:vertical-pos="top" style:vertical-rel="paragraph" style:wrap="none"/>
    </style:style>
    <style:style style:family="graphic" style:name="rstframestyle8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 0in 0in 0in)" fo:margin-bottom="0in" fo:margin-left="0in" fo:margin-right="0in" fo:margin-top="0in" fo:padding="0in" style:horizontal-pos="from-left" style:horizontal-rel="paragraph-content" style:mirror="none" style:run-through="foreground" style:shadow="none" style:vertical-pos="from-top" style:vertical-rel="paragraph-content" style:wrap="none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="Times" style:font-name-complex="Lucidasans1" style:font-size-asian="12pt" style:font-size-complex="12pt" style:font-style-asian="italic" style:font-style-complex="italic"/>
    </style:style>
    <style:style style:family="graphic" style:name="rstframestyle9" style:parent-style-name="Frame">
      <style:graphic-properties fo:border="none" fo:margin-bottom="0cm" fo:margin-left="0cm" fo:margin-right="0cm" fo:margin-top="0cm" fo:padding="0cm" style:horizontal-pos="center" style:horizontal-rel="paragraph" style:number-wrapped-paragraphs="no-limit" style:vertical-pos="top" style:vertical-rel="paragraph" style:wrap="none"/>
    </style:style>
    <style:style style:family="graphic" style:name="rstframestyle10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 0in 0in 0in)" fo:margin-bottom="0in" fo:margin-left="0in" fo:margin-right="0in" fo:margin-top="0in" fo:padding="0in" style:horizontal-pos="from-left" style:horizontal-rel="paragraph-content" style:mirror="none" style:run-through="foreground" style:shadow="none" style:vertical-pos="from-top" style:vertical-rel="paragraph-content" style:wrap="none"/>
    </style:style>
  </office:automatic-styles>
  <office:body>
    <office:text>
      <text:p text:style-name="rststyle-title">reST 学习手册</text:p>
      <text:p text:style-name="rststyle-subtitle">for Docbones</text:p>
      <text:section text:name="Section1" text:style-name="Sect1"><text:p text:style-name="rststyle-textbody"><text:span text:style-name="rststyle-strong">作者</text:span></text:p>作者<text:p text:style-name="rststyle-blockindent">北京群英汇信息技术有限公司</text:p><text:p text:style-name="rststyle-textbody"><text:span text:style-name="rststyle-strong">网址</text:span></text:p>网址<text:p text:style-name="rststyle-blockindent">http://www.ossxp.com/</text:p><text:p text:style-name="rststyle-textbody"><text:span text:style-name="rststyle-strong">版本</text:span></text:p>版本<text:p text:style-name="rststyle-blockindent">@UnkownENV(DOC_REV)@</text:p><text:p text:style-name="rststyle-textbody"><text:span text:style-name="rststyle-strong">日期</text:span></text:p>日期<text:p text:style-name="rststyle-blockindent">2010-11-30 21:50:37</text:p><text:p text:style-name="rststyle-textbody"><text:span text:style-name="rststyle-strong">版权信息</text:span></text:p>版权信息<text:p text:style-name="rststyle-blockindent"><draw:frame draw:name="graphics2" draw:style-name="rstframestyle1" draw:z-index="1" svg:height="0.430555555556in" svg:width="1.22222222222in" text:anchor-type="as-char"><draw:image xlink:actuate="onLoad" xlink:href="Pictures/100000001cc-icon.png" xlink:show="embed" xlink:type="simple"/></draw:frame></text:p></text:section>
      <text:table-of-content text:name="Table of Contents1" text:protected="true" text:style-name="Sect1">
        <text:table-of-content-source text:outline-level="10">
          <text:index-title-template text:style-name="Contents_20_Heading">Table of Contents</text:index-title-template>
          <text:table-of-content-entry-template text:outline-level="1" text:style-name="rststyle-contents-1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rststyle-contents-2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rststyle-contents-3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rststyle-contents-4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rststyle-contents-5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rststyle-contents-6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rststyle-contents-7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rststyle-contents-8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rststyle-contents-9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10" text:style-name="rststyle-contents-10">
            <text:index-entry-chapter/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<text:index-title><text:p text:style-name="rststyle-contents-heading">Table of Contents</text:p></text:index-title>目录<text:p text:style-name="rststyle-contents-1">基本格式说明<text:tab/>9999</text:p><text:p text:style-name="rststyle-contents-2">分段以及断行<text:tab/>9999</text:p><text:p text:style-name="rststyle-contents-2">缩进也是语法(类python)<text:tab/>9999</text:p><text:p text:style-name="rststyle-contents-2">预格式化文本(literal blocks)<text:tab/>9999</text:p><text:p text:style-name="rststyle-contents-2">引用块<text:tab/>9999</text:p><text:p text:style-name="rststyle-contents-2">行块<text:tab/>9999</text:p><text:p text:style-name="rststyle-contents-2">文字样式<text:tab/>9999</text:p><text:p text:style-name="rststyle-contents-2">列表<text:tab/>9999</text:p><text:p text:style-name="rststyle-contents-2">定义<text:tab/>9999</text:p><text:p text:style-name="rststyle-contents-2">分隔线<text:tab/>9999</text:p><text:p text:style-name="rststyle-contents-1">高级格式说明<text:tab/>9999</text:p><text:p text:style-name="rststyle-contents-2">超链接<text:tab/>9999</text:p><text:p text:style-name="rststyle-contents-3">直接嵌入超链接<text:tab/>9999</text:p><text:p text:style-name="rststyle-contents-3">直接嵌入具名超链接<text:tab/>9999</text:p><text:p text:style-name="rststyle-contents-3">定义和引用具名超链接<text:tab/>9999</text:p><text:p text:style-name="rststyle-contents-4">内部anchor<text:tab/>9999</text:p><text:p text:style-name="rststyle-contents-4">指向URI的超链接<text:tab/>9999</text:p><text:p text:style-name="rststyle-contents-3">匿名超链接<text:tab/>9999</text:p><text:p text:style-name="rststyle-contents-2">脚注<text:tab/>9999</text:p><text:p text:style-name="rststyle-contents-3">手动编号的脚注<text:tab/>9999</text:p><text:p text:style-name="rststyle-contents-3">自动编号的脚注<text:tab/>9999</text:p><text:p text:style-name="rststyle-contents-3">带 label 自动编号的脚注<text:tab/>9999</text:p><text:p text:style-name="rststyle-contents-3">自动符号脚注<text:tab/>9999</text:p><text:p text:style-name="rststyle-contents-2">引证<text:tab/>9999</text:p><text:p text:style-name="rststyle-contents-2">替换<text:tab/>9999</text:p><text:p text:style-name="rststyle-contents-3">文字替换<text:tab/>9999</text:p><text:p text:style-name="rststyle-contents-3">图片替换<text:tab/>9999</text:p><text:p text:style-name="rststyle-contents-2">表格<text:tab/>9999</text:p><text:p text:style-name="rststyle-contents-1">指令扩展<text:tab/>9999</text:p><text:p text:style-name="rststyle-contents-2">图片<text:tab/>9999</text:p><text:p text:style-name="rststyle-contents-2">警告<text:tab/>9999</text:p></text:index-body>
      </text:table-of-content>
      <text:p text:style-name="rststyle-textbody"><office:annotation><text:p/></office:annotation></text:p>
      <text:section text:name="Section2" text:style-name="Sect1">
        <text:h text:outline-level="1" text:style-name="rststyle-heading1">1   基本格式说明</text:h>
        <text:section text:name="Section3" text:style-name="Sect2">
          <text:h text:outline-level="2" text:style-name="rststyle-heading2">1.1   分段以及断行</text:h>
          <text:p text:style-name="rststyle-textbody">这是一个段落的开始，
本行自动续行。下面用一个空行分隔两个段落。</text:p>
          <text:p text:style-name="rststyle-textbody">新的段落。</text:p>
        </text:section>
        <text:section text:name="Section4" text:style-name="Sect2">
          <text:h text:outline-level="2" text:style-name="rststyle-heading2">1.2   缩进也是语法(类python)</text:h>
          <text:p text:style-name="rststyle-textbody">这是一个段落。下面段落用空格缩进。</text:p>
          <text:p text:style-name="rststyle-blockquote">缩进的段落
等量缩进， <text:span text:style-name="rststyle-emphasis">续行</text:span> 。</text:p>
          <text:p text:style-name="rststyle-blockquote">继续缩进的 <text:span text:style-name="rststyle-emphasis">段落</text:span> 。</text:p>
          <text:p text:style-name="rststyle-textbody">结束缩进，成为一个段落。</text:p>
          <text:list text:style-name="rststyle-enumlist-arabic">
            <text:list-item>
              <text:p text:style-name="rststyle-enumitem">列表1</text:p>
            </text:list-item>
            <text:list-item>
              <text:p text:style-name="rststyle-enumitem">列表2</text:p>
            </text:list-item>
          </text:list>
          <text:p text:style-name="rststyle-textbody"><office:annotation><text:p/></office:annotation></text:p>
          <text:p text:style-name="rststyle-blockquote">为了显示为缩进,而非作为列表的内容解析，前面的段落用空注释结束列表</text:p>
          <text:list text:style-name="rststyle-enumlist-arabic">
            <text:list-item>
              <text:p text:style-name="rststyle-enumitem">列表2</text:p>
            </text:list-item>
          </text:list>
        </text:section>
        <text:section text:name="Section5" text:style-name="Sect2">
          <text:h text:outline-level="2" text:style-name="rststyle-heading2">1.3   预格式化文本(literal blocks)</text:h>
          <text:p text:style-name="rststyle-textbody">这是一个段落。下面的双冒号的孤立段落，将会开启一个样式为 literal-block 的 PRE 块。
在该块中，reST 语法不做解析。</text:p>
          <ns0:p xmlns:ns0="urn:oasis:names:tc:opendocument:xmlns:text:1.0" ns0:style-name="rststyle-codeblock">双冒号的孤立行，开始 pre formatted text<ns0:line-break/><ns0:s ns0:c="16"/>__更上一层楼<ns0:line-break/><ns0:s ns0:c="14"/>_|<ns0:line-break/><ns0:s ns0:c="12"/>_|<ns0:line-break/>欲穷千里目-|<ns0:line-break/><ns0:line-break/>缩进中，reST **不** 进行解析</ns0:p>
          <text:p text:style-name="rststyle-textbody">缩进停止，则开始新的段落。</text:p>
          <text:p text:style-name="rststyle-horizontalline"/>
          <text:p text:style-name="rststyle-textbody">段落结尾的两个冒号，下个段落也开始一个literal block:</text:p>
          <ns0:p xmlns:ns0="urn:oasis:names:tc:opendocument:xmlns:text:1.0" ns0:style-name="rststyle-codeblock">缩进样式 *不解析*<ns0:line-break/><ns0:s ns0:c="2"/>缩进样式 *不解析*<ns0:line-break/>缩进样式 *不解析*</ns0:p>
        </text:section>
        <text:section text:name="Section6" text:style-name="Sect2">
          <text:h text:outline-level="2" text:style-name="rststyle-heading2">1.4   引用块</text:h>
          <text:p text:style-name="rststyle-textbody">双冒号的孤立段落，也可以开启一个引用式的缩进，就像邮件引用一样。
在该块中，reST 语法不做解析。</text:p>
          <ns0:p xmlns:ns0="urn:oasis:names:tc:opendocument:xmlns:text:1.0" ns0:style-name="rststyle-codeblock">&gt; *something*<ns0:line-break/>&gt; xyz<ns0:line-break/>&gt;&gt; xyz<ns0:line-break/>&gt; xyz</ns0:p>
        </text:section>
        <text:section text:name="Section7" text:style-name="Sect2">
          <text:h text:outline-level="2" text:style-name="rststyle-heading2">1.5   行块</text:h>
          <text:p text:style-name="rststyle-textbody">下面的段落中，以竖线 | 和一个空格做起始，维持换行的格式</text:p>
          <text:p text:style-name="rststyle-lineblock1">开始一个line block</text:p>
          <text:p text:style-name="rststyle-lineblock1">另外的一行,
续行。</text:p>
          <text:p text:style-name="rststyle-lineblock1">再一行</text:p>
          <text:p text:style-name="rststyle-lineblock3">含有缩进的一行</text:p>
          <text:p text:style-name="rststyle-lineblock2">含有缩进的一行</text:p>
          <text:p text:style-name="rststyle-lineblock3">含有缩进的一行</text:p>
          <text:p text:style-name="rststyle-lineblock1"/>
          <text:p text:style-name="rststyle-textbody">另外一个段落。</text:p>
        </text:section>
        <text:section text:name="Section8" text:style-name="Sect2">
          <text:h text:outline-level="2" text:style-name="rststyle-heading2">1.6   文字样式</text:h>
          <text:list text:style-name="rststyle-bulletlist">
            <text:list-item>
              <text:p text:style-name="rststyle-bulletitem"><text:span text:style-name="rststyle-emphasis">斜体</text:span></text:p>
            </text:list-item>
            <text:list-item>
              <text:p text:style-name="rststyle-bulletitem"><text:span text:style-name="rststyle-strong">粗体</text:span></text:p>
            </text:list-item>
            <text:list-item>
              <text:p text:style-name="rststyle-bulletitem">粗斜体如何显示？？？</text:p>
            </text:list-item>
            <text:list-item>
              <text:p text:style-name="rststyle-bulletitem">解析文本调用缺省解析器: <text:span text:style-name="rststyle-quotation">子曰：“学而时习之不亦乐乎？”</text:span></text:p>
            </text:list-item>
            <text:list-item>
              <text:p text:style-name="rststyle-bulletitem">以 tt 标签显示的: <text:span text:style-name="rststyle-inlineliteral">import os</text:span></text:p>
            </text:list-item>
            <text:list-item>
              <text:p text:style-name="rststyle-bulletitem">水的分子式是 H<text:span text:style-name="rststyle-subscript">2</text:span>O.</text:p>
            </text:list-item>
            <text:list-item>
              <text:p text:style-name="rststyle-bulletitem">相对论公式： E = mc<text:span text:style-name="rststyle-superscript">2</text:span>.</text:p>
            </text:list-item>
          </text:list>
        </text:section>
        <text:section text:name="Section9" text:style-name="Sect2">
          <text:h text:outline-level="2" text:style-name="rststyle-heading2">1.7   列表</text:h>
          <text:list text:style-name="rststyle-bulletlist">
            <text:list-item>
              <text:p text:style-name="rststyle-bulletitem">子弹头列表</text:p>
              <text:list text:style-name="rststyle-blockquote-bulletlist">
                <text:list-item>
                  <text:p text:style-name="rststyle-blockquote-bulletitem">子列表</text:p>
                </text:list-item>
                <text:list-item>
                  <text:p text:style-name="rststyle-blockquote-bulletitem">子列表</text:p>
                </text:list-item>
              </text:list>
            </text:list-item>
            <text:list-item>
              <text:p text:style-name="rststyle-bulletitem">子弹头列表2</text:p>
              <text:list text:style-name="rststyle-blockquote-enumlist">
                <text:list-item>
                  <text:p text:style-name="rststyle-blockquote-enumitem">自动编号列表1</text:p>
                </text:list-item>
                <text:list-item>
                  <text:p text:style-name="rststyle-blockquote-enumitem">自动编号列表2</text:p>
                </text:list-item>
                <text:list-item>
                  <text:p text:style-name="rststyle-blockquote-enumitem">自动编号列表3</text:p>
                </text:list-item>
              </text:list>
            </text:list-item>
            <text:list-item>
              <text:p text:style-name="rststyle-bulletitem">子弹头列表3</text:p>
              <text:list text:style-name="rststyle-blockquote-enumlist">
                <text:list-item>
                  <text:p text:style-name="rststyle-blockquote-enumitem">从2开始编号</text:p>
                </text:list-item>
                <text:list-item>
                  <text:p text:style-name="rststyle-blockquote-enumitem">编号顺序递增</text:p>
                  <text:list text:style-name="rststyle-blockquote-enumlist">
                    <text:list-item>
                      <text:p text:style-name="rststyle-blockquote-enumitem">Item 3a.</text:p>
                    </text:list-item>
                    <text:list-item>
                      <text:p text:style-name="rststyle-blockquote-enumitem">Item 3b.</text:p>
                    </text:list-item>
                  </text:list>
                </text:list-item>
                <text:list-item>
                  <text:p text:style-name="rststyle-blockquote-enumitem">列表4</text:p>
                  <text:list text:style-name="rststyle-blockquote-enumlist">
                    <text:list-item>
                      <text:p text:style-name="rststyle-blockquote-enumitem">Item 4i.</text:p>
                    </text:list-item>
                    <text:list-item>
                      <text:p text:style-name="rststyle-blockquote-enumitem">Item 4ii.</text:p>
                    </text:list-item>
                  </text:list>
                </text:list-item>
              </text:list>
            </text:list-item>
          </text:list>
        </text:section>
        <text:section text:name="Section10" text:style-name="Sect2"><text:h text:outline-level="2" text:style-name="rststyle-heading2">1.8   定义</text:h><text:p text:style-name="rststyle-textbody"><text:span text:style-name="rststyle-strong">apple</text:span></text:p><text:p text:style-name="rststyle-blockindent">一种水果</text:p><text:p text:style-name="rststyle-blockindent">知名软件公司</text:p><text:p text:style-name="rststyle-textbody"><text:span text:style-name="rststyle-strong">term2</text:span><text:span text:style-name="rststyle-emphasis"> (名词)</text:span></text:p>名词<text:p text:style-name="rststyle-blockindent">定义</text:p></text:section>
        <text:section text:name="Section11" text:style-name="Sect2">
          <text:h text:outline-level="2" text:style-name="rststyle-heading2">1.9   分隔线</text:h>
          <text:p text:style-name="rststyle-textbody">四个减号开始一个分隔线</text:p>
          <text:p text:style-name="rststyle-horizontalline"/>
          <text:p text:style-name="rststyle-textbody">分隔线下内容。。。</text:p>
        </text:section>
      </text:section>
      <text:section text:name="Section12" text:style-name="Sect1">
        <text:h text:outline-level="1" text:style-name="rststyle-heading1">2   高级格式说明</text:h>
        <text:section text:name="Section13" text:style-name="Sect2">
          <text:h text:outline-level="2" text:style-name="rststyle-heading2">2.1   超链接</text:h>
          <text:section text:name="Section14" text:style-name="Sect3">
            <text:h text:outline-level="3" text:style-name="rststyle-heading3">2.1.1   直接嵌入超链接</text:h>
            <text:p text:style-name="rststyle-textbody">群英汇的网址是: http://www.ossxp.com.</text:p>
          </text:section>
          <text:section text:name="Section15" text:style-name="Sect3">
            <text:h text:outline-level="3" text:style-name="rststyle-heading3">2.1.2   直接嵌入具名超链接</text:h>
            <text:p text:style-name="rststyle-textbody">这个链接会自动创建一个具名链接，除了这里显示链接外，
还可以在后面引用。如: 北京群英汇
是开源软件服务提供商。</text:p>
            <text:p text:style-name="rststyle-textbody">这里引用 北京群英汇</text:p>
          </text:section>
          <text:section text:name="Section16" text:style-name="Sect3">
            <text:h text:outline-level="3" text:style-name="rststyle-heading3">2.1.3   定义和引用具名超链接</text:h>
            <text:p text:style-name="rststyle-textbody">定义超链接格式： <text:span text:style-name="rststyle-inlineliteral">.. _hyperlink-name: link-block</text:span></text:p>
            <text:section text:name="Section17" text:style-name="Sect4">
              <text:h text:outline-level="4" text:style-name="rststyle-heading4">2.1.3.1   内部anchor</text:h>
              <text:p text:style-name="rststyle-textbody">定位到 target</text:p>
              <text:p text:style-name="rststyle-textbody">在文内通过一个不包含 link-block 的具名链接定义，即定义此 anchor，用于文内跳转。</text:p>
              <text:p text:style-name="rststyle-textbody">上面是一个名为 target 的文内anchor。</text:p>
            </text:section>
            <text:section text:name="Section18" text:style-name="Sect4">
              <text:h text:outline-level="4" text:style-name="rststyle-heading4">2.1.3.2   指向URI的超链接</text:h>
              <text:p text:style-name="rststyle-textbody">群英汇 <text:note text:id="id19" text:note-class="footnote"><text:note-citation text:label="4">4</text:note-citation><text:note-body><text:p text:style-name="rststyle-footnote">链接的定义可以指向另外一个链接的定义</text:p></text:note-body></text:note> 的主页: ossxp, 发邮件给 Jiang Xin</text:p>
            </text:section>
          </text:section>
          <text:section text:name="Section19" text:style-name="Sect3">
            <text:h text:outline-level="3" text:style-name="rststyle-heading3">2.1.4   匿名超链接</text:h>
            <text:p text:style-name="rststyle-textbody"><text:span text:style-name="rststyle-strong">格式：</text:span></text:p>
            <text:list text:style-name="rststyle-bulletlist">
              <text:list-item>
                <text:list>
                  <text:list-item>
                    <text:p text:style-name="rststyle-bulletitem">引用时，后面是两个下划线，而不是一个</text:p>
                  </text:list-item>
                </text:list>
              </text:list-item>
              <text:list-item>
                <text:list>
                  <text:list-item>
                    <text:p text:style-name="rststyle-bulletitem">定义时，以两个下划线为名称，不包含链接名字</text:p>
                  </text:list-item>
                </text:list>
              </text:list-item>
            </text:list>
            <text:p text:style-name="rststyle-textbody">示例： See the web site of my favorite programming language.</text:p>
            <text:p text:style-name="rststyle-textbody">一个文档可以包含多个匿名超链接，要求：</text:p>
            <text:list text:style-name="rststyle-blockquote-bulletlist">
              <text:list-item>
                <text:p text:style-name="rststyle-blockquote-bulletitem">引用的数量和定义的数量相同</text:p>
              </text:list-item>
              <text:list-item>
                <text:p text:style-name="rststyle-blockquote-bulletitem">定义和引用一一对应</text:p>
              </text:list-item>
            </text:list>
          </text:section>
        </text:section>
        <text:section text:name="Section20" text:style-name="Sect2">
          <text:h text:outline-level="2" text:style-name="rststyle-heading2">2.2   脚注</text:h>
          <text:p text:style-name="rststyle-textbody">脚注就是以顺序的数字显示链接，并指向脚注区域的相关注释。</text:p>
          <text:section text:name="Section21" text:style-name="Sect3">
            <text:h text:outline-level="3" text:style-name="rststyle-heading3">2.2.1   手动编号的脚注</text:h>
            <text:p text:style-name="rststyle-textbody">方括号 <text:note text:id="id28" text:note-class="footnote"><text:note-citation text:label="1">1</text:note-citation><text:note-body><text:p text:style-name="rststyle-footnote">嵌入的脚注前后要有空格</text:p></text:note-body></text:note> 内手动编号 <text:note-ref text:note-class="footnote" text:ref-name="id28" text:reference-format="page">1<text:note-citation text:label="1">1</text:note-citation></text:note-ref> ，别忘了结尾的下划线 <text:note text:id="id30" text:note-class="footnote"><text:note-citation text:label="3">3</text:note-citation><text:note-body><text:p text:style-name="rststyle-footnote">下划线只在引用时需要提供，定义时，不需要</text:p></text:note-body></text:note>, 可以重复引用脚注 <text:note-ref text:note-class="footnote" text:ref-name="id30" text:reference-format="page">3<text:note-citation text:label="3">3</text:note-citation></text:note-ref></text:p>
          </text:section>
          <text:section text:name="Section22" text:style-name="Sect3">
            <text:h text:outline-level="3" text:style-name="rststyle-heading3">2.2.2   自动编号的脚注</text:h>
            <text:p text:style-name="rststyle-textbody">自动编号的脚注是用井号 <text:note text:id="id34" text:note-class="footnote"><text:note-citation text:label="5">5</text:note-citation><text:note-body><text:p text:style-name="rststyle-footnote">以 # 代替数字</text:p></text:note-body></text:note> 作为 label 的脚注 <text:note text:id="id35" text:note-class="footnote"><text:note-citation text:label="6">6</text:note-citation><text:note-body><text:p text:style-name="rststyle-footnote">自动增加编号。定义的时候也写成 #，而不要用数字</text:p></text:note-body></text:note></text:p>
            <text:p text:style-name="rststyle-textbody">但是自动编号的局限性是：不能对一个脚注在多处引用。</text:p>
            <text:p text:style-name="rststyle-textbody">对于需要在多处引用自动编号的脚注，可以使用下面的带有 label 的自动编号脚注。</text:p>
          </text:section>
          <text:section text:name="Section23" text:style-name="Sect3">
            <text:h text:outline-level="3" text:style-name="rststyle-heading3">2.2.3   带 label 自动编号的脚注</text:h>
            <text:p text:style-name="rststyle-textbody">带有label 的自动脚注 <text:note text:id="note" text:note-class="footnote"><text:note-citation text:label="7">7</text:note-citation><text:note-body><text:p text:style-name="rststyle-footnote">This is the footnote labeled "note".</text:p></text:note-body></text:note> 会根据前面的脚注情况，自动编号。显示为
"[n]".  如果多此引用此脚注，可以多次出现同 label 的自动脚注 <text:note-ref text:note-class="footnote" text:ref-name="note" text:reference-format="page">7<text:note-citation text:label="7">7</text:note-citation></text:note-ref> 。
如果向使用链接指向脚注，可以用 <text:span text:style-name="rststyle-emphasis">简单链接</text:span> 语法做指向。如： note</text:p>
          </text:section>
          <text:section text:name="Section24" text:style-name="Sect3">
            <text:h text:outline-level="3" text:style-name="rststyle-heading3">2.2.4   自动符号脚注</text:h>
            <text:p text:style-name="rststyle-textbody">可以用星号 * 作为脚注的label，会依次用不同的符号来显示。脚注 <text:note text:id="id44" text:note-class="footnote"><text:note-citation text:label="*">*</text:note-citation><text:note-body><text:p text:style-name="rststyle-footnote">以符号的形式显示的脚注</text:p></text:note-body></text:note>,脚注 <text:note text:id="id45" text:note-class="footnote"><text:note-citation text:label="**">**</text:note-citation><text:note-body><text:p text:style-name="rststyle-footnote">以符号的形式显示的脚注</text:p></text:note-body></text:note>,脚注 <text:note text:id="id46" text:note-class="footnote"><text:note-citation text:label="***">***</text:note-citation><text:note-body><text:p text:style-name="rststyle-footnote">以符号的形式显示的脚注</text:p></text:note-body></text:note>,脚注 <text:note text:id="id47" text:note-class="footnote"><text:note-citation text:label="++">++</text:note-citation><text:note-body><text:p text:style-name="rststyle-footnote">以符号的形式显示的脚注</text:p></text:note-body></text:note>,脚注 <text:note text:id="id48" text:note-class="footnote"><text:note-citation text:label="+++">+++</text:note-citation><text:note-body><text:p text:style-name="rststyle-footnote">以符号的形式显示的脚注</text:p></text:note-body></text:note> ...</text:p>
          </text:section>
        </text:section>
        <text:section text:name="Section25" text:style-name="Sect2">
          <text:h text:outline-level="2" text:style-name="rststyle-heading2">2.3   引证</text:h>
          <text:p text:style-name="rststyle-textbody">引证就是以有意义的单词或者规定的格式编码显示链接，并指向引证区域的相关注释。</text:p>
          <text:p text:style-name="rststyle-textbody">和脚注类似，不过是直接使用字母而非数字作为 label。 [CIT2002].</text:p>
          <text:p text:style-name="rststyle-textbody">[CIT2002]</text:p>
          <text:p text:style-name="rststyle-blockindent">This is the citation.  It's just like a footnote,
except the label is textual.</text:p>
        </text:section>
        <text:section text:name="Section26" text:style-name="Sect2">
          <text:h text:outline-level="2" text:style-name="rststyle-heading2">2.4   替换</text:h>
          <text:p text:style-name="rststyle-textbody">用竖线中间夹着要替换的单词。定义替换采用两个点的类似注释的语法。</text:p>
          <text:section text:name="Section27" text:style-name="Sect3">
            <text:h text:outline-level="3" text:style-name="rststyle-heading3">2.4.1   文字替换</text:h>
            <text:p text:style-name="rststyle-textbody">reStructuredText is a little annoying to type over and over, especially
when writing about reStructuredText itself, and spelling out the
bicapitalized word reStructuredText every time isn't really necessary for
reStructuredText source readability.</text:p>
          </text:section>
          <text:section text:name="Section28" text:style-name="Sect3">
            <text:h text:outline-level="3" text:style-name="rststyle-heading3">2.4.2   图片替换</text:h>
            <text:list text:style-name="rststyle-bulletlist">
              <text:list-item>
                <text:p text:style-name="rststyle-bulletitem">嵌入 <draw:frame draw:name="graphics2" draw:style-name="rstframestyle2" draw:z-index="1" svg:height="0.430555555556in" svg:width="1.22222222222in" text:anchor-type="as-char"><draw:image xlink:actuate="onLoad" xlink:href="Pictures/100000001cc-icon.png" xlink:show="embed" xlink:type="simple"/></draw:frame> 授权协议图标。</text:p>
              </text:list-item>
              <text:list-item>
                <text:p text:style-name="rststyle-bulletitem">带有链接的 <draw:frame draw:name="graphics2" draw:style-name="rstframestyle3" draw:z-index="1" svg:height="0.430555555556in" svg:width="1.22222222222in" text:anchor-type="as-char"><draw:image xlink:actuate="onLoad" xlink:href="Pictures/100000001cc-icon.png" xlink:show="embed" xlink:type="simple"/></draw:frame> 授权协议图标。</text:p>
              </text:list-item>
            </text:list>
          </text:section>
        </text:section>
        <text:section text:name="Section29" text:style-name="Sect2">
          <text:h text:outline-level="2" text:style-name="rststyle-heading2">2.5   表格</text:h>
          <text:list text:style-name="rststyle-bulletlist">
            <text:list-item>
              <text:p text:style-name="rststyle-bulletitem">英文表格</text:p>
              <table:table table:name="rststyle-Table1" table:style-name="rststyle-Table1">
                <table:table-column table:style-name="rststyle-Table1.A"/>
                <table:table-column table:style-name="rststyle-Table1.B"/>
                <table:table-column table:style-name="rststyle-Table1.C"/>
                <table:table-header-rows>
                  <table:table-row>
                    <table:table-cell office:value-type="string" table:style-name="rststyle-Table1.A1">
                      <text:p text:style-name="Table_20_Heading">Header 1</text:p>
                    </table:table-cell>
                    <table:table-cell office:value-type="string" table:style-name="rststyle-Table1.A1">
                      <text:p text:style-name="Table_20_Heading">Header 2</text:p>
                    </table:table-cell>
                    <table:table-cell office:value-type="string" table:style-name="rststyle-Table1.A1">
                      <text:p text:style-name="Table_20_Heading">Header 3</text:p>
                    </table:table-cell>
                  </table:table-row>
                </table:table-header-rows>
                <table:table-row>
                  <table:table-cell office:value-type="string" table:style-name="rststyle-Table1.A1">
                    <text:p text:style-name="rststyle-bulletitem">body row 1</text:p>
                  </table:table-cell>
                  <table:table-cell office:value-type="string" table:style-name="rststyle-Table1.A1">
                    <text:p text:style-name="rststyle-bulletitem">column 2</text:p>
                  </table:table-cell>
                  <table:table-cell office:value-type="string" table:style-name="rststyle-Table1.A1">
                    <text:p text:style-name="rststyle-bulletitem">column 3</text:p>
                  </table:table-cell>
                </table:table-row>
                <table:table-row>
                  <table:table-cell office:value-type="string" table:style-name="rststyle-Table1.A1">
                    <text:p text:style-name="rststyle-bulletitem">body row 2</text:p>
                  </table:table-cell>
                  <table:table-cell office:value-type="string" table:number-columns-spanned="2" table:style-name="rststyle-Table1.A1">
                    <text:p text:style-name="rststyle-bulletitem"><text:span text:style-name="rststyle-quotation">ps -ef | grep py</text:span></text:p>
                  </table:table-cell>
                </table:table-row>
                <table:table-row>
                  <table:table-cell office:value-type="string" table:style-name="rststyle-Table1.A1">
                    <text:p text:style-name="rststyle-bulletitem">body row 3</text:p>
                  </table:table-cell>
                  <table:table-cell office:value-type="string" table:number-rows-spanned="2" table:style-name="rststyle-Table1.A1">
                    <text:p text:style-name="rststyle-bulletitem">Cells may
span rows.</text:p>
                  </table:table-cell>
                  <table:table-cell office:value-type="string" table:number-rows-spanned="2" table:style-name="rststyle-Table1.A1">
                    <text:list text:style-name="rststyle-bulletlist">
                      <text:list-item>
                        <text:p text:style-name="rststyle-bulletitem">Cells</text:p>
                      </text:list-item>
                      <text:list-item>
                        <text:p text:style-name="rststyle-bulletitem">contain</text:p>
                      </text:list-item>
                      <text:list-item>
                        <text:p text:style-name="rststyle-bulletitem">blocks.</text:p>
                      </text:list-item>
                    </text:list>
                  </table:table-cell>
                </table:table-row>
                <table:table-row>
                  <table:table-cell office:value-type="string" table:style-name="rststyle-Table1.A1">
                    <text:p text:style-name="rststyle-bulletitem">body row 4</text:p>
                  </table:table-cell>
                </table:table-row>
              </table:table>
            </text:list-item>
            <text:list-item>
              <text:p text:style-name="rststyle-bulletitem">中文表格</text:p>
              <table:table table:name="rststyle-Table2" table:style-name="rststyle-Table2">
                <table:table-column table:style-name="rststyle-Table2.A"/>
                <table:table-column table:style-name="rststyle-Table2.B"/>
                <table:table-column table:style-name="rststyle-Table2.C"/>
                <table:table-header-rows>
                  <table:table-row>
                    <table:table-cell office:value-type="string" table:style-name="rststyle-Table2.A1">
                      <text:p text:style-name="Table_20_Heading">表头1</text:p>
                    </table:table-cell>
                    <table:table-cell office:value-type="string" table:style-name="rststyle-Table2.A1">
                      <text:p text:style-name="Table_20_Heading">表头2</text:p>
                    </table:table-cell>
                    <table:table-cell office:value-type="string" table:style-name="rststyle-Table2.A1">
                      <text:p text:style-name="Table_20_Heading">表头3</text:p>
                    </table:table-cell>
                  </table:table-row>
                </table:table-header-rows>
                <table:table-row>
                  <table:table-cell office:value-type="string" table:style-name="rststyle-Table2.A1">
                    <text:p text:style-name="rststyle-bulletitem">表格行1</text:p>
                  </table:table-cell>
                  <table:table-cell office:value-type="string" table:style-name="rststyle-Table2.A1">
                    <text:p text:style-name="rststyle-bulletitem">列 2</text:p>
                  </table:table-cell>
                  <table:table-cell office:value-type="string" table:style-name="rststyle-Table2.A1">
                    <text:p text:style-name="rststyle-bulletitem">列 3</text:p>
                  </table:table-cell>
                </table:table-row>
                <table:table-row>
                  <table:table-cell office:value-type="string" table:style-name="rststyle-Table2.A1">
                    <text:p text:style-name="rststyle-bulletitem">表格行2</text:p>
                  </table:table-cell>
                  <table:table-cell office:value-type="string" table:number-columns-spanned="2" table:style-name="rststyle-Table2.A1">
                    <text:p text:style-name="rststyle-bulletitem"><text:span text:style-name="rststyle-quotation">ps -ef | grep py</text:span></text:p>
                  </table:table-cell>
                </table:table-row>
                <table:table-row>
                  <table:table-cell office:value-type="string" table:style-name="rststyle-Table2.A1">
                    <text:p text:style-name="rststyle-bulletitem">表格行3</text:p>
                  </table:table-cell>
                  <table:table-cell office:value-type="string" table:number-rows-spanned="2" table:style-name="rststyle-Table2.A1">
                    <text:p text:style-name="rststyle-bulletitem">单元格
跨越多行。</text:p>
                  </table:table-cell>
                  <table:table-cell office:value-type="string" table:number-rows-spanned="2" table:style-name="rststyle-Table2.A1">
                    <text:list text:style-name="rststyle-bulletlist">
                      <text:list-item>
                        <text:p text:style-name="rststyle-bulletitem">单元格</text:p>
                      </text:list-item>
                      <text:list-item>
                        <text:p text:style-name="rststyle-bulletitem">包含</text:p>
                      </text:list-item>
                      <text:list-item>
                        <text:p text:style-name="rststyle-bulletitem">块.</text:p>
                      </text:list-item>
                    </text:list>
                  </table:table-cell>
                </table:table-row>
                <table:table-row>
                  <table:table-cell office:value-type="string" table:style-name="rststyle-Table2.A1">
                    <text:p text:style-name="rststyle-bulletitem">表格行4</text:p>
                  </table:table-cell>
                </table:table-row>
              </table:table>
            </text:list-item>
            <text:list-item>
              <text:p text:style-name="rststyle-bulletitem">简单表格</text:p>
            </text:list-item>
          </text:list>
          <text:p text:style-name="rststyle-textbody">Simple table:</text:p>
          <table:table table:name="rststyle-Table3" table:style-name="rststyle-Table3">
            <table:table-column table:style-name="rststyle-Table3.A"/>
            <table:table-column table:style-name="rststyle-Table3.B"/>
            <table:table-column table:style-name="rststyle-Table3.C"/>
            <table:table-header-rows>
              <table:table-row>
                <table:table-cell office:value-type="string" table:number-columns-spanned="2" table:style-name="rststyle-Table3.A1">
                  <text:p text:style-name="Table_20_Heading">Inputs</text:p>
                </table:table-cell>
                <table:table-cell office:value-type="string" table:style-name="rststyle-Table3.A1">
                  <text:p text:style-name="Table_20_Heading">Output</text:p>
                </table:table-cell>
              </table:table-row>
              <table:table-row>
                <table:table-cell office:value-type="string" table:style-name="rststyle-Table3.A1">
                  <text:p text:style-name="Table_20_Heading">A</text:p>
                </table:table-cell>
                <table:table-cell office:value-type="string" table:style-name="rststyle-Table3.A1">
                  <text:p text:style-name="Table_20_Heading">B</text:p>
                </table:table-cell>
                <table:table-cell office:value-type="string" table:style-name="rststyle-Table3.A1">
                  <text:p text:style-name="Table_20_Heading">A or B</text:p>
                </table:table-cell>
              </table:table-row>
            </table:table-header-rows>
            <table:table-row>
              <table:table-cell office:value-type="string" table:style-name="rststyle-Table3.A1">
                <text:p text:style-name="rststyle-textbody">False</text:p>
              </table:table-cell>
              <table:table-cell office:value-type="string" table:style-name="rststyle-Table3.A1">
                <text:p text:style-name="rststyle-textbody">False</text:p>
              </table:table-cell>
              <table:table-cell office:value-type="string" table:style-name="rststyle-Table3.A1">
                <text:p text:style-name="rststyle-textbody">False</text:p>
              </table:table-cell>
            </table:table-row>
            <table:table-row>
              <table:table-cell office:value-type="string" table:style-name="rststyle-Table3.A1">
                <text:p text:style-name="rststyle-textbody">True</text:p>
              </table:table-cell>
              <table:table-cell office:value-type="string" table:style-name="rststyle-Table3.A1">
                <text:p text:style-name="rststyle-textbody">False</text:p>
              </table:table-cell>
              <table:table-cell office:value-type="string" table:style-name="rststyle-Table3.A1">
                <text:p text:style-name="rststyle-textbody">True</text:p>
              </table:table-cell>
            </table:table-row>
            <table:table-row>
              <table:table-cell office:value-type="string" table:style-name="rststyle-Table3.A1">
                <text:p text:style-name="rststyle-textbody">False</text:p>
              </table:table-cell>
              <table:table-cell office:value-type="string" table:style-name="rststyle-Table3.A1">
                <text:p text:style-name="rststyle-textbody">True</text:p>
              </table:table-cell>
              <table:table-cell office:value-type="string" table:style-name="rststyle-Table3.A1">
                <text:p text:style-name="rststyle-textbody">True</text:p>
              </table:table-cell>
            </table:table-row>
            <table:table-row>
              <table:table-cell office:value-type="string" table:style-name="rststyle-Table3.A1">
                <text:p text:style-name="rststyle-textbody">True</text:p>
              </table:table-cell>
              <table:table-cell office:value-type="string" table:style-name="rststyle-Table3.A1">
                <text:p text:style-name="rststyle-textbody">True</text:p>
              </table:table-cell>
              <table:table-cell office:value-type="string" table:style-name="rststyle-Table3.A1">
                <text:p text:style-name="rststyle-textbody">True</text:p>
              </table:table-cell>
            </table:table-row>
          </table:table>
        </text:section>
      </text:section>
      <text:section text:name="Section30" text:style-name="Sect1">
        <text:h text:outline-level="1" text:style-name="rststyle-heading1">3   指令扩展</text:h>
        <text:section text:name="Section31" text:style-name="Sect2">
          <text:h text:outline-level="2" text:style-name="rststyle-heading2">3.1   图片</text:h>
          <text:list text:style-name="rststyle-blockquote-bulletlist">
            <text:list-item>
              <text:p text:style-name="rststyle-blockquote-bulletitem">嵌入图片</text:p>
              <text:p text:style-name="rststyle-textbody"><draw:frame draw:name="graphics2" draw:style-name="rstframestyle4" draw:z-index="1" svg:height="0.430555555556in" svg:width="1.22222222222in" text:anchor-type="paragraph"><draw:image xlink:actuate="onLoad" xlink:href="Pictures/100000001cc-icon.png" xlink:show="embed" xlink:type="simple"/></draw:frame></text:p>
            </text:list-item>
            <text:list-item>
              <text:p text:style-name="rststyle-blockquote-bulletitem">带标题的图片</text:p>
              <text:p text:style-name="rststyle-textbody"><draw:frame draw:name="Frame1" draw:style-name="rstframestyle5" draw:z-index="1" svg:width="1.22222222222in" text:anchor-type="paragraph"><draw:text-box><text:p text:style-name="rststyle-caption"><draw:frame draw:name="graphics2" draw:style-name="rstframestyle6" draw:z-index="1" svg:height="0.430555555556in" svg:width="1.22222222222in" text:anchor-type="paragraph"><draw:image xlink:actuate="onLoad" xlink:href="Pictures/100000001cc-icon.png" xlink:show="embed" xlink:type="simple"/></draw:frame>Creative Commons 授权图标（by-sa）</text:p></draw:text-box></draw:frame></text:p>
            </text:list-item>
            <text:list-item>
              <text:p text:style-name="rststyle-blockquote-bulletitem">图片缩放</text:p>
              <text:p text:style-name="rststyle-textbody"><draw:frame draw:name="Frame1" draw:style-name="rstframestyle7" draw:z-index="1" svg:width="0.611111111111in" text:anchor-type="paragraph"><draw:text-box><text:p text:style-name="rststyle-caption"><draw:frame draw:name="graphics2" draw:style-name="rstframestyle8" draw:z-index="1" svg:height="0.215277777778in" svg:width="0.611111111111in" text:anchor-type="paragraph"><draw:image xlink:actuate="onLoad" xlink:href="Pictures/100000001cc-icon.png" xlink:show="embed" xlink:type="simple"/></draw:frame>缩放了 50% 的图片</text:p></draw:text-box></draw:frame></text:p>
            </text:list-item>
            <text:list-item>
              <text:p text:style-name="rststyle-blockquote-bulletitem">图片缩放</text:p>
              <text:p text:style-name="rststyle-textbody"><draw:frame draw:name="Frame1" draw:style-name="rstframestyle9" draw:z-index="1" svg:width="0.152777777778in" text:anchor-type="paragraph"><draw:text-box><text:p text:style-name="rststyle-caption"><draw:frame draw:name="graphics2" draw:style-name="rstframestyle10" draw:z-index="1" svg:height="0.152777777778in" svg:width="0.152777777778in" text:anchor-type="paragraph"><draw:image xlink:actuate="onLoad" xlink:href="Pictures/100000001cc-icon.png" xlink:show="embed" xlink:type="simple"/></draw:frame>设置了固定高和宽度的图片</text:p></draw:text-box></draw:frame></text:p>
            </text:list-item>
          </text:list>
        </text:section>
        <text:section text:name="Section32" text:style-name="Sect2">
          <text:h text:outline-level="2" text:style-name="rststyle-heading2">3.2   警告</text:h>
          <text:p text:style-name="rststyle-admon-note-hdr">Note!</text:p>
          <text:p text:style-name="rststyle-admon-note-body">This is a paragraph</text:p>
          <text:list text:style-name="rststyle-bulletlist">
            <text:list-item>
              <text:p text:style-name="rststyle-bulletitem">Here is a bullet list.</text:p>
            </text:list-item>
          </text:list>
          <text:p text:style-name="rststyle-admon-danger-hdr">Danger!</text:p>
          <text:p text:style-name="rststyle-admon-danger-body">modify at your own risk!</text:p>
        </text:section>
      </text:section>
    </office:text>
  </office:body>
</office:document-content>
</file>

<file path=styles.xml><?xml version="1.0" encoding="utf-8"?>
<ns0:document-styles xmlns:ns0="urn:oasis:names:tc:opendocument:xmlns:office:1.0" ns0:version="1.2">
  <ns0:font-face-decls>
    <ns1:font-face xmlns:ns1="urn:oasis:names:tc:opendocument:xmlns:style:1.0" xmlns:ns2="urn:oasis:names:tc:opendocument:xmlns:svg-compatible:1.0" ns1:font-charset="x-symbol" ns1:name="StarSymbol" ns2:font-family="StarSymbol"/>
    <ns1:font-face xmlns:ns1="urn:oasis:names:tc:opendocument:xmlns:style:1.0" xmlns:ns2="urn:oasis:names:tc:opendocument:xmlns:svg-compatible:1.0" ns1:font-family-generic="modern" ns1:font-pitch="fixed" ns1:name="Nimbus Mono L" ns2:font-family="'Nimbus Mono L'"/>
    <ns1:font-face xmlns:ns1="urn:oasis:names:tc:opendocument:xmlns:style:1.0" xmlns:ns2="urn:oasis:names:tc:opendocument:xmlns:svg-compatible:1.0" ns1:font-pitch="variable" ns1:name="DejaVu Sans" ns2:font-family="'DejaVu Sans'"/>
    <ns1:font-face xmlns:ns1="urn:oasis:names:tc:opendocument:xmlns:style:1.0" xmlns:ns2="urn:oasis:names:tc:opendocument:xmlns:svg-compatible:1.0" ns1:font-family-generic="roman" ns1:font-pitch="variable" ns1:name="Nimbus Roman No9 L" ns2:font-family="'Nimbus Roman No9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styles>
    <ns1:default-style xmlns:ns1="urn:oasis:names:tc:opendocument:xmlns:style:1.0" ns1:family="graphic">
      <ns1:graphic-properties xmlns:ns2="urn:oasis:names:tc:opendocument:xmlns:drawing:1.0" ns2:end-line-spacing-horizontal="0.1114in" ns2:end-line-spacing-vertical="0.1114in" ns2:shadow-offset-x="0.1181in" ns2:shadow-offset-y="0.1181in" ns2:start-line-spacing-horizontal="0.1114in" ns2:start-line-spacing-vertical="0.1114in" ns1:flow-with-text="false"/>
      <ns1:paragraph-properties ns1:font-independent-line-spacing="false" ns1:line-break="strict" ns1:text-autospace="ideograph-alpha" ns1:writing-mode="lr-tb">
        <ns1:tab-stops/>
      </ns1:paragraph-properties>
      <ns1:text-properties xmlns:ns2="urn:oasis:names:tc:opendocument:xmlns:xsl-fo-compatible:1.0" ns1:country-asian="US" ns1:country-complex="US" ns1:font-size-asian="12pt" ns1:font-size-complex="12pt" ns1:language-asian="en" ns1:language-complex="en" ns1:use-window-font-color="true" ns2:country="US" ns2:font-size="12pt" ns2:language="en"/>
    </ns1:default-style>
    <ns1:default-style xmlns:ns1="urn:oasis:names:tc:opendocument:xmlns:style:1.0" ns1:family="paragraph">
      <ns1:paragraph-properties xmlns:ns2="urn:oasis:names:tc:opendocument:xmlns:xsl-fo-compatible:1.0" ns1:line-break="strict" ns1:punctuation-wrap="hanging" ns1:tab-stop-distance="0.4925in" ns1:text-autospace="ideograph-alpha" ns1:writing-mode="lr-tb" ns2:hyphenation-ladder-count="no-limit"/>
      <ns1:text-properties xmlns:ns2="urn:oasis:names:tc:opendocument:xmlns:xsl-fo-compatible:1.0"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2:country="US" ns2:font-size="12pt" ns2:hyphenate="false" ns2:hyphenation-push-char-count="2" ns2:hyphenation-remain-char-count="2" ns2:language="en"/>
    </ns1:default-style>
    <ns1:default-style xmlns:ns1="urn:oasis:names:tc:opendocument:xmlns:style:1.0" ns1:family="table">
      <ns1:table-properties xmlns:ns2="urn:oasis:names:tc:opendocument:xmlns:table:1.0" ns2:border-model="collapsing"/>
    </ns1:default-style>
    <ns1:default-style xmlns:ns1="urn:oasis:names:tc:opendocument:xmlns:style:1.0" ns1:family="table-row">
      <ns1:table-row-properties xmlns:ns2="urn:oasis:names:tc:opendocument:xmlns:xsl-fo-compatible:1.0" ns2:keep-together="auto"/>
    </ns1:default-style>
    <ns1:style xmlns:ns1="urn:oasis:names:tc:opendocument:xmlns:style:1.0" ns1:class="text" ns1:family="paragraph" ns1:name="Standard"/>
    <ns1:style xmlns:ns1="urn:oasis:names:tc:opendocument:xmlns:style:1.0" ns1:class="text" ns1:display-name="Text body" ns1:family="paragraph" ns1:name="Text_20_body" ns1:parent-style-name="Standard">
      <ns1:paragraph-properties xmlns:ns2="urn:oasis:names:tc:opendocument:xmlns:xsl-fo-compatible:1.0" ns2:margin-bottom="0.0835in" ns2:margin-top="0in"/>
    </ns1:style>
    <ns1:style xmlns:ns1="urn:oasis:names:tc:opendocument:xmlns:style:1.0" ns1:class="text" ns1:display-name="Text body indent" ns1:family="paragraph" ns1:name="Text_20_body_20_indent" ns1:parent-style-name="Text_20_body">
      <ns1:paragraph-properties xmlns:ns2="urn:oasis:names:tc:opendocument:xmlns:xsl-fo-compatible:1.0" ns1:auto-text-indent="false" ns2:margin-left="0.1965in" ns2:margin-right="0in" ns2:text-indent="0in"/>
    </ns1:style>
    <ns1:style xmlns:ns1="urn:oasis:names:tc:opendocument:xmlns:style:1.0" ns1:class="text" ns1:family="paragraph" ns1:name="Heading" ns1:next-style-name="Text_20_body" ns1:parent-style-name="Standard">
      <ns1:paragraph-properties xmlns:ns2="urn:oasis:names:tc:opendocument:xmlns:xsl-fo-compatible:1.0" ns2:keep-with-next="always" ns2:margin-bottom="0.0835in" ns2:margin-top="0.1665in"/>
      <ns1:text-properties xmlns:ns2="urn:oasis:names:tc:opendocument:xmlns:xsl-fo-compatible:1.0" ns1:font-name="Nimbus Sans L" ns1:font-name-asian="DejaVu Sans" ns1:font-name-complex="DejaVu Sans" ns1:font-size-asian="14pt" ns1:font-size-complex="14pt" ns2:font-size="14pt"/>
    </ns1:style>
    <ns1:style xmlns:ns1="urn:oasis:names:tc:opendocument:xmlns:style:1.0" ns1:class="text" ns1:default-outline-level="1" ns1:display-name="Heading 1" ns1:family="paragraph" ns1:name="Heading_20_1" ns1:next-style-name="Text_20_body" ns1:parent-style-name="Heading">
      <ns1:text-properties xmlns:ns2="urn:oasis:names:tc:opendocument:xmlns:xsl-fo-compatible:1.0" ns1:font-size-asian="115%" ns1:font-size-complex="115%" ns1:font-weight-asian="bold" ns1:font-weight-complex="bold" ns2:font-size="115%" ns2:font-weight="bold"/>
    </ns1:style>
    <ns1:style xmlns:ns1="urn:oasis:names:tc:opendocument:xmlns:style:1.0" ns1:class="text" ns1:default-outline-level="2" ns1:display-name="Heading 2" ns1:family="paragraph" ns1:name="Heading_20_2" ns1:next-style-name="Text_20_body" ns1:parent-style-name="Heading">
      <ns1:text-properties xmlns:ns2="urn:oasis:names:tc:opendocument:xmlns:xsl-fo-compatible:1.0" ns1:font-size-asian="14pt" ns1:font-size-complex="14pt" ns1:font-style-asian="italic" ns1:font-style-complex="italic" ns1:font-weight-asian="bold" ns1:font-weight-complex="bold" ns2:font-size="14pt" ns2:font-style="italic" ns2:font-weight="bold"/>
    </ns1:style>
    <ns1:style xmlns:ns1="urn:oasis:names:tc:opendocument:xmlns:style:1.0" ns1:class="text" ns1:default-outline-level="3" ns1:display-name="Heading 3" ns1:family="paragraph" ns1:name="Heading_20_3" ns1:next-style-name="Text_20_body" ns1:parent-style-name="Heading">
      <ns1:text-properties xmlns:ns2="urn:oasis:names:tc:opendocument:xmlns:xsl-fo-compatible:1.0" ns1:font-size-asian="14pt" ns1:font-size-complex="14pt" ns1:font-weight-asian="bold" ns1:font-weight-complex="bold" ns2:font-size="14pt" ns2:font-weight="bold"/>
    </ns1:style>
    <ns1:style xmlns:ns1="urn:oasis:names:tc:opendocument:xmlns:style:1.0" ns1:class="text" ns1:default-outline-level="4" ns1:display-name="Heading 4" ns1:family="paragraph" ns1:name="Heading_20_4" ns1:next-style-name="Text_20_body" ns1:parent-style-name="Heading">
      <ns1:text-properties xmlns:ns2="urn:oasis:names:tc:opendocument:xmlns:xsl-fo-compatible:1.0" ns1:font-size-asian="85%" ns1:font-size-complex="85%" ns1:font-style-asian="italic" ns1:font-style-complex="italic" ns1:font-weight-asian="bold" ns1:font-weight-complex="bold" ns2:font-size="85%" ns2:font-style="italic" ns2:font-weight="bold"/>
    </ns1:style>
    <ns1:style xmlns:ns1="urn:oasis:names:tc:opendocument:xmlns:style:1.0" ns1:class="text" ns1:default-outline-level="5" ns1:display-name="Heading 5" ns1:family="paragraph" ns1:name="Heading_20_5" ns1:next-style-name="Text_20_body" ns1:parent-style-name="Heading">
      <ns1:text-properties xmlns:ns2="urn:oasis:names:tc:opendocument:xmlns:xsl-fo-compatible:1.0" ns1:font-size-asian="85%" ns1:font-size-complex="85%" ns1:font-weight-asian="bold" ns1:font-weight-complex="bold" ns2:font-size="85%" ns2:font-weight="bold"/>
    </ns1:style>
    <ns1:style xmlns:ns1="urn:oasis:names:tc:opendocument:xmlns:style:1.0" ns1:class="text" ns1:default-outline-level="6" ns1:display-name="Heading 6" ns1:family="paragraph" ns1:name="Heading_20_6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class="list" ns1:family="paragraph" ns1:name="List" ns1:parent-style-name="Text_20_body"/>
    <ns1:style xmlns:ns1="urn:oasis:names:tc:opendocument:xmlns:style:1.0" ns1:class="extra" ns1:family="paragraph" ns1:name="Header" ns1:parent-style-name="Standard">
      <ns1:paragraph-properties xmlns:ns2="urn:oasis:names:tc:opendocument:xmlns:text:1.0" ns2:line-number="0" ns2:number-lines="false">
        <ns1:tab-stops>
          <ns1:tab-stop ns1:position="3.4626in" ns1:type="center"/>
          <ns1:tab-stop ns1:position="6.9252in" ns1:type="right"/>
        </ns1:tab-stops>
      </ns1:paragraph-properties>
    </ns1:style>
    <ns1:style xmlns:ns1="urn:oasis:names:tc:opendocument:xmlns:style:1.0" ns1:class="extra" ns1:family="paragraph" ns1:name="Footer" ns1:parent-style-name="Standard">
      <ns1:paragraph-properties xmlns:ns2="urn:oasis:names:tc:opendocument:xmlns:text:1.0" ns2:line-number="0" ns2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xmlns:ns1="urn:oasis:names:tc:opendocument:xmlns:style:1.0" ns1:class="extra" ns1:display-name="Table Contents" ns1:family="paragraph" ns1:name="Table_20_Contents" ns1:parent-style-name="Standard">
      <ns1:paragraph-properties xmlns:ns2="urn:oasis:names:tc:opendocument:xmlns:text:1.0" ns2:line-number="0" ns2:number-lines="false"/>
    </ns1:style>
    <ns1:style xmlns:ns1="urn:oasis:names:tc:opendocument:xmlns:style:1.0" ns1:class="extra" ns1:display-name="Table Heading" ns1:family="paragraph" ns1:name="Table_20_Heading" ns1:parent-style-name="Table_20_Contents">
      <ns1:paragraph-properties xmlns:ns2="urn:oasis:names:tc:opendocument:xmlns:text:1.0" xmlns:ns3="urn:oasis:names:tc:opendocument:xmlns:xsl-fo-compatible:1.0" ns1:justify-single-word="false" ns2:line-number="0" ns2:number-lines="false" ns3:text-align="center"/>
      <ns1:text-properties xmlns:ns2="urn:oasis:names:tc:opendocument:xmlns:xsl-fo-compatible:1.0" ns1:font-style-asian="italic" ns1:font-style-complex="italic" ns1:font-weight-asian="bold" ns1:font-weight-complex="bold" ns2:font-style="italic" ns2:font-weight="bold"/>
    </ns1:style>
    <ns1:style xmlns:ns1="urn:oasis:names:tc:opendocument:xmlns:style:1.0" ns1:class="extra" ns1:family="paragraph" ns1:name="Caption" ns1:parent-style-name="Standard">
      <ns1:paragraph-properties xmlns:ns2="urn:oasis:names:tc:opendocument:xmlns:text:1.0" xmlns:ns3="urn:oasis:names:tc:opendocument:xmlns:xsl-fo-compatible:1.0" ns2:line-number="0" ns2:number-lines="false" ns3:margin-bottom="0.0835in" ns3:margin-top="0.0835in"/>
      <ns1:text-properties xmlns:ns2="urn:oasis:names:tc:opendocument:xmlns:xsl-fo-compatible:1.0" ns1:font-size-asian="12pt" ns1:font-size-complex="12pt" ns1:font-style-asian="italic" ns1:font-style-complex="italic" ns2:font-size="12pt" ns2:font-style="italic"/>
    </ns1:style>
    <ns1:style xmlns:ns1="urn:oasis:names:tc:opendocument:xmlns:style:1.0" ns1:class="extra" ns1:family="paragraph" ns1:name="Footnote" ns1:parent-style-name="Standard">
      <ns1:paragraph-properties xmlns:ns2="urn:oasis:names:tc:opendocument:xmlns:text:1.0" xmlns:ns3="urn:oasis:names:tc:opendocument:xmlns:xsl-fo-compatible:1.0" ns1:auto-text-indent="false" ns2:line-number="0" ns2:number-lines="false" ns3:margin-left="0.1965in" ns3:margin-right="0in" ns3:text-indent="-0.1965in"/>
      <ns1:text-properties xmlns:ns2="urn:oasis:names:tc:opendocument:xmlns:xsl-fo-compatible:1.0" ns1:font-size-asian="10pt" ns1:font-size-complex="10pt" ns2:font-size="10pt"/>
    </ns1:style>
    <ns1:style xmlns:ns1="urn:oasis:names:tc:opendocument:xmlns:style:1.0" ns1:class="index" ns1:family="paragraph" ns1:name="Index" ns1:parent-style-name="Standard">
      <ns1:paragraph-properties xmlns:ns2="urn:oasis:names:tc:opendocument:xmlns:text:1.0" ns2:line-number="0" ns2:number-lines="false"/>
    </ns1:style>
    <ns1:style xmlns:ns1="urn:oasis:names:tc:opendocument:xmlns:style:1.0" ns1:class="html" ns1:display-name="Preformatted Text" ns1:family="paragraph" ns1:name="Preformatted_20_Text" ns1:parent-style-name="Standard">
      <ns1:paragraph-properties xmlns:ns2="urn:oasis:names:tc:opendocument:xmlns:xsl-fo-compatible:1.0" ns2:margin-bottom="0in" ns2:margin-top="0in"/>
      <ns1:text-properties xmlns:ns2="urn:oasis:names:tc:opendocument:xmlns:xsl-fo-compatible:1.0" ns1:font-name="Nimbus Mono L" ns1:font-name-asian="Nimbus Mono L" ns1:font-name-complex="Nimbus Mono L" ns1:font-size-asian="10pt" ns1:font-size-complex="10pt" ns2:font-size="10pt"/>
    </ns1:style>
    <ns1:style xmlns:ns1="urn:oasis:names:tc:opendocument:xmlns:style:1.0" ns1:class="html" ns1:display-name="Horizontal Line" ns1:family="paragraph" ns1:name="Horizontal_20_Line" ns1:next-style-name="Text_20_body" ns1:parent-style-name="Standard">
      <ns1:paragraph-properties xmlns:ns2="urn:oasis:names:tc:opendocument:xmlns:text:1.0" xmlns:ns3="urn:oasis:names:tc:opendocument:xmlns:xsl-fo-compatible:1.0" ns1:border-line-width-bottom="0.0008in 0.0138in 0.0008in" ns1:join-border="false" ns2:line-number="0" ns2:number-lines="false" ns3:border-bottom="0.0154in double #808080" ns3:border-left="none" ns3:border-right="none" ns3:border-top="none" ns3:margin-bottom="0.1965in" ns3:margin-top="0in" ns3:padding="0in"/>
      <ns1:text-properties xmlns:ns2="urn:oasis:names:tc:opendocument:xmlns:xsl-fo-compatible:1.0" ns1:font-size-asian="6pt" ns1:font-size-complex="6pt" ns2:font-size="6pt"/>
    </ns1:style>
    <ns1:style xmlns:ns1="urn:oasis:names:tc:opendocument:xmlns:style:1.0" ns1:family="paragraph" ns1:list-style-name="rststyle-enumlist" ns1:name="rststyle-enum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list-style-name="rststyle-bulletlist" ns1:name="rststyle-bullet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eading1" ns1:next-style-name="Text_20_body" ns1:parent-style-name="Heading_20_1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heading2" ns1:next-style-name="Text_20_body" ns1:parent-style-name="Heading_20_2"/>
    <ns1:style xmlns:ns1="urn:oasis:names:tc:opendocument:xmlns:style:1.0" ns1:family="paragraph" ns1:name="rststyle-heading3" ns1:next-style-name="Text_20_body" ns1:parent-style-name="Heading_20_3"/>
    <ns1:style xmlns:ns1="urn:oasis:names:tc:opendocument:xmlns:style:1.0" ns1:family="paragraph" ns1:name="rststyle-heading4" ns1:next-style-name="Text_20_body" ns1:parent-style-name="Heading_20_4"/>
    <ns1:style xmlns:ns1="urn:oasis:names:tc:opendocument:xmlns:style:1.0" ns1:family="paragraph" ns1:name="rststyle-heading5" ns1:next-style-name="Text_20_body" ns1:parent-style-name="Heading_20_5"/>
    <ns1:style xmlns:ns1="urn:oasis:names:tc:opendocument:xmlns:style:1.0" ns1:class="text" ns1:family="paragraph" ns1:name="rststyle-blockquote" ns1:parent-style-name="Text_20_body">
      <ns1:paragraph-properties xmlns:ns2="urn:oasis:names:tc:opendocument:xmlns:xsl-fo-compatible:1.0" ns1:auto-text-indent="false" ns1:justify-single-word="false" ns2:background-color="transparent" ns2:margin-left="0.4in" ns2:margin-right="0.8in" ns2:text-align="start" ns2:text-indent="0in">
        <ns1:background-image/>
      </ns1:paragraph-properties>
    </ns1:style>
    <ns1:style xmlns:ns1="urn:oasis:names:tc:opendocument:xmlns:style:1.0" ns1:family="paragraph" ns1:name="rststyle-bodyindent" ns1:parent-style-name="Text_20_body_20_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orizontalline" ns1:parent-style-name="Horizontal_20_Line"/>
    <ns1:style xmlns:ns1="urn:oasis:names:tc:opendocument:xmlns:style:1.0" ns1:family="paragraph" ns1:name="rststyle-textbody" ns1:parent-style-name="Text_20_body"/>
    <ns1:style xmlns:ns1="urn:oasis:names:tc:opendocument:xmlns:style:1.0" ns1:family="paragraph" ns1:name="rststyle-centeredtextbody" ns1:parent-style-name="rststyle-textbody">
      <ns1:paragraph-properties xmlns:ns2="urn:oasis:names:tc:opendocument:xmlns:xsl-fo-compatible:1.0" ns1:justify-single-word="false" ns2:background-color="transparent" ns2:text-align="center">
        <ns1:background-image/>
      </ns1:paragraph-properties>
    </ns1:style>
    <ns1:style xmlns:ns1="urn:oasis:names:tc:opendocument:xmlns:style:1.0" ns1:family="paragraph" ns1:name="rststyle-caption" ns1:parent-style-name="Caption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codeblock" ns1:parent-style-name="Preformatted_20_Text">
      <ns1:paragraph-properties xmlns:ns2="urn:oasis:names:tc:opendocument:xmlns:xsl-fo-compatible:1.0" ns1:auto-text-indent="false" ns1:shadow="none" ns2:background-color="#ccffff" ns2:border="0.0008in solid #000000" ns2:margin-bottom="0.0598in" ns2:margin-left="0.1965in" ns2:margin-right="0in" ns2:margin-top="0.0598in" ns2:padding="0.0201in" ns2:text-indent="0in">
        <ns1:background-image/>
      </ns1:paragraph-properties>
    </ns1:style>
    <ns1:style xmlns:ns1="urn:oasis:names:tc:opendocument:xmlns:style:1.0" ns1:family="paragraph" ns1:name="rststyle-table-title" ns1:parent-style-name="Heading_20_3">
      <ns1:paragraph-properties xmlns:ns2="urn:oasis:names:tc:opendocument:xmlns:xsl-fo-compatible:1.0" ns1:justify-single-word="false" ns2:text-align="center"/>
    </ns1:style>
    <ns1:style xmlns:ns1="urn:oasis:names:tc:opendocument:xmlns:style:1.0" ns1:family="paragraph" ns1:name="rststyle-footer" ns1:parent-style-name="Footer"/>
    <ns1:style xmlns:ns1="urn:oasis:names:tc:opendocument:xmlns:style:1.0" ns1:family="paragraph" ns1:master-page-name="" ns1:name="rststyle-header" ns1:parent-style-name="Header">
      <ns1:paragraph-properties xmlns:ns2="urn:oasis:names:tc:opendocument:xmlns:xsl-fo-compatible:1.0" ns1:page-number="auto" ns2:background-color="transparent">
        <ns1:background-image/>
      </ns1:paragraph-properties>
    </ns1:style>
    <ns1:style xmlns:ns1="urn:oasis:names:tc:opendocument:xmlns:style:1.0" ns1:family="paragraph" ns1:name="rststyle-footnote" ns1:parent-style-name="Footnote"/>
    <ns1:style xmlns:ns1="urn:oasis:names:tc:opendocument:xmlns:style:1.0" ns1:family="paragraph" ns1:name="rststyle-attribution" ns1:parent-style-name="rststyle-blockquote">
      <ns1:paragraph-properties xmlns:ns2="urn:oasis:names:tc:opendocument:xmlns:xsl-fo-compatible:1.0" ns1:justify-single-word="false" ns2:background-color="transparent" ns2:text-align="end">
        <ns1:background-image/>
      </ns1:paragraph-properties>
      <ns1:text-properties xmlns:ns2="urn:oasis:names:tc:opendocument:xmlns:xsl-fo-compatible:1.0" ns2:font-style="italic" ns2:font-weight="bold"/>
    </ns1:style>
    <ns1:style xmlns:ns1="urn:oasis:names:tc:opendocument:xmlns:style:1.0" ns1:family="paragraph" ns1:name="rststyle-epigraph" ns1:parent-style-name="rststyle-blockquote">
      <ns1:paragraph-properties xmlns:ns2="urn:oasis:names:tc:opendocument:xmlns:xsl-fo-compatible:1.0" ns1:justify-single-word="false" ns2:background-color="transparent" ns2:text-align="start">
        <ns1:background-image/>
      </ns1:paragraph-properties>
      <ns1:text-properties xmlns:ns2="urn:oasis:names:tc:opendocument:xmlns:xsl-fo-compatible:1.0" ns2:font-style="italic"/>
    </ns1:style>
    <ns1:style xmlns:ns1="urn:oasis:names:tc:opendocument:xmlns:style:1.0" ns1:family="paragraph" ns1:name="rststyle-highlights" ns1:parent-style-name="rststyle-blockquote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quote-bullet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blockquote-enum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highlights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highlights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admon-warning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warning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atten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atten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cau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cau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dange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dange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erro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erro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hi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hi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importa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importa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note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note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tip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tip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generic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generic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rubric" ns1:parent-style-name="Heading_20_3">
      <ns1:paragraph-properties xmlns:ns2="urn:oasis:names:tc:opendocument:xmlns:xsl-fo-compatible:1.0" ns2:background-color="transparent">
        <ns1:background-image/>
      </ns1:paragraph-properties>
      <ns1:text-properties xmlns:ns2="urn:oasis:names:tc:opendocument:xmlns:xsl-fo-compatible:1.0" ns2:color="#ff3366"/>
    </ns1:style>
    <ns1:style xmlns:ns1="urn:oasis:names:tc:opendocument:xmlns:style:1.0" ns1:family="paragraph" ns1:name="rststyle-heading6" ns1:next-style-name="Text_20_body" ns1:parent-style-name="Heading_20_6"/>
    <ns1:style xmlns:ns1="urn:oasis:names:tc:opendocument:xmlns:style:1.0" ns1:family="paragraph" ns1:master-page-name="" ns1:name="rststyle-heading7" ns1:next-style-name="Text_20_body" ns1:parent-style-name="Heading_20_7">
      <ns1:paragraph-properties ns1:page-number="auto"/>
    </ns1:style>
    <ns1:style xmlns:ns1="urn:oasis:names:tc:opendocument:xmlns:style:1.0" ns1:class="text" ns1:default-outline-level="7" ns1:display-name="Heading 7" ns1:family="paragraph" ns1:name="Heading_20_7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family="paragraph" ns1:name="rststyle-lineblock1" ns1:parent-style-name="rststyle-textbody">
      <ns1:paragraph-properties xmlns:ns2="urn:oasis:names:tc:opendocument:xmlns:xsl-fo-compatible:1.0" ns2:margin-bottom="0in" ns2:margin-top="0in"/>
    </ns1:style>
    <ns1:style xmlns:ns1="urn:oasis:names:tc:opendocument:xmlns:style:1.0" ns1:family="paragraph" ns1:name="rststyle-lineblock2" ns1:parent-style-name="rststyle-textbody">
      <ns1:paragraph-properties xmlns:ns2="urn:oasis:names:tc:opendocument:xmlns:xsl-fo-compatible:1.0" ns1:auto-text-indent="false" ns2:margin-bottom="0in" ns2:margin-left="0.4in" ns2:margin-right="0in" ns2:margin-top="0in" ns2:text-indent="0in"/>
    </ns1:style>
    <ns1:style xmlns:ns1="urn:oasis:names:tc:opendocument:xmlns:style:1.0" ns1:family="paragraph" ns1:name="rststyle-lineblock3" ns1:parent-style-name="rststyle-textbody">
      <ns1:paragraph-properties xmlns:ns2="urn:oasis:names:tc:opendocument:xmlns:xsl-fo-compatible:1.0" ns1:auto-text-indent="false" ns2:margin-bottom="0in" ns2:margin-left="0.8in" ns2:margin-right="0in" ns2:margin-top="0in" ns2:text-indent="0in"/>
    </ns1:style>
    <ns1:style xmlns:ns1="urn:oasis:names:tc:opendocument:xmlns:style:1.0" ns1:family="paragraph" ns1:name="rststyle-lineblock4" ns1:parent-style-name="rststyle-textbody">
      <ns1:paragraph-properties xmlns:ns2="urn:oasis:names:tc:opendocument:xmlns:xsl-fo-compatible:1.0" ns1:auto-text-indent="false" ns2:margin-bottom="0in" ns2:margin-left="1.2in" ns2:margin-right="0in" ns2:margin-top="0in" ns2:text-indent="0in"/>
    </ns1:style>
    <ns1:style xmlns:ns1="urn:oasis:names:tc:opendocument:xmlns:style:1.0" ns1:family="paragraph" ns1:name="rststyle-lineblock5" ns1:parent-style-name="rststyle-textbody">
      <ns1:paragraph-properties xmlns:ns2="urn:oasis:names:tc:opendocument:xmlns:xsl-fo-compatible:1.0" ns1:auto-text-indent="false" ns2:margin-bottom="0in" ns2:margin-left="1.6in" ns2:margin-right="0in" ns2:margin-top="0in" ns2:text-indent="0in"/>
    </ns1:style>
    <ns1:style xmlns:ns1="urn:oasis:names:tc:opendocument:xmlns:style:1.0" ns1:family="paragraph" ns1:name="rststyle-lineblock6" ns1:parent-style-name="rststyle-textbody">
      <ns1:paragraph-properties xmlns:ns2="urn:oasis:names:tc:opendocument:xmlns:xsl-fo-compatible:1.0" ns1:auto-text-indent="false" ns2:margin-bottom="0in" ns2:margin-left="2in" ns2:margin-right="0in" ns2:margin-top="0in" ns2:text-indent="0in"/>
    </ns1:style>
    <ns1:style xmlns:ns1="urn:oasis:names:tc:opendocument:xmlns:style:1.0" ns1:class="chapter" ns1:family="paragraph" ns1:name="Title" ns1:next-style-name="Subtitle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8pt" ns1:font-size-complex="18pt" ns1:font-weight-asian="bold" ns1:font-weight-complex="bold" ns2:font-size="18pt" ns2:font-weight="bold"/>
    </ns1:style>
    <ns1:style xmlns:ns1="urn:oasis:names:tc:opendocument:xmlns:style:1.0" ns1:class="chapter" ns1:family="paragraph" ns1:name="Subtitle" ns1:next-style-name="Text_20_body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4pt" ns1:font-size-complex="14pt" ns1:font-style-asian="italic" ns1:font-style-complex="italic" ns2:font-size="14pt" ns2:font-style="italic"/>
    </ns1:style>
    <ns1:style xmlns:ns1="urn:oasis:names:tc:opendocument:xmlns:style:1.0" ns1:family="paragraph" ns1:name="rststyle-title" ns1:parent-style-name="Title"/>
    <ns1:style xmlns:ns1="urn:oasis:names:tc:opendocument:xmlns:style:1.0" ns1:family="paragraph" ns1:name="rststyle-subtitle" ns1:parent-style-name="Title">
      <ns1:text-properties xmlns:ns2="urn:oasis:names:tc:opendocument:xmlns:xsl-fo-compatible:1.0" ns2:font-size="14pt"/>
    </ns1:style>
    <ns1:style xmlns:ns1="urn:oasis:names:tc:opendocument:xmlns:style:1.0" ns1:family="paragraph" ns1:name="rststyle-citation" ns1:parent-style-name="Footnote">
      <ns1:paragraph-properties xmlns:ns2="urn:oasis:names:tc:opendocument:xmlns:xsl-fo-compatible:1.0" ns1:auto-text-indent="false" ns2:margin-left="0.75in" ns2:margin-right="0in" ns2:text-indent="-0.75in">
        <ns1:tab-stops/>
      </ns1:paragraph-properties>
    </ns1:style>
    <ns1:style xmlns:ns1="urn:oasis:names:tc:opendocument:xmlns:style:1.0" ns1:family="paragraph" ns1:name="rststyle-contents-1" ns1:parent-style-name="Contents_20_1"/>
    <ns1:style xmlns:ns1="urn:oasis:names:tc:opendocument:xmlns:style:1.0" ns1:class="index" ns1:display-name="Contents 1" ns1:family="paragraph" ns1:name="Contents_20_1" ns1:parent-style-name="Index">
      <ns1:paragraph-properties xmlns:ns2="urn:oasis:names:tc:opendocument:xmlns:xsl-fo-compatible:1.0" ns1:auto-text-indent="false" ns2:margin-left="0in" ns2:margin-right="0in" ns2:text-indent="0in">
        <ns1:tab-stops>
          <ns1:tab-stop ns1:leader-style="dotted" ns1:leader-text="." ns1:position="6in" ns1:type="right"/>
        </ns1:tab-stops>
      </ns1:paragraph-properties>
    </ns1:style>
    <ns1:style xmlns:ns1="urn:oasis:names:tc:opendocument:xmlns:style:1.0" ns1:family="paragraph" ns1:name="rststyle-contents-2" ns1:parent-style-name="Contents_20_2"/>
    <ns1:style xmlns:ns1="urn:oasis:names:tc:opendocument:xmlns:style:1.0" ns1:class="index" ns1:display-name="Contents 2" ns1:family="paragraph" ns1:name="Contents_20_2" ns1:parent-style-name="Index">
      <ns1:paragraph-properties xmlns:ns2="urn:oasis:names:tc:opendocument:xmlns:xsl-fo-compatible:1.0" ns1:auto-text-indent="false" ns2:margin-left="0.1965in" ns2:margin-right="0in" ns2:text-indent="0in">
        <ns1:tab-stops>
          <ns1:tab-stop ns1:leader-style="dotted" ns1:leader-text="." ns1:position="5.8035in" ns1:type="right"/>
        </ns1:tab-stops>
      </ns1:paragraph-properties>
    </ns1:style>
    <ns1:style xmlns:ns1="urn:oasis:names:tc:opendocument:xmlns:style:1.0" ns1:family="paragraph" ns1:name="rststyle-contents-3" ns1:parent-style-name="Contents_20_3"/>
    <ns1:style xmlns:ns1="urn:oasis:names:tc:opendocument:xmlns:style:1.0" ns1:class="index" ns1:display-name="Contents 3" ns1:family="paragraph" ns1:name="Contents_20_3" ns1:parent-style-name="Index">
      <ns1:paragraph-properties xmlns:ns2="urn:oasis:names:tc:opendocument:xmlns:xsl-fo-compatible:1.0" ns1:auto-text-indent="false" ns2:margin-left="0.3929in" ns2:margin-right="0in" ns2:text-indent="0in">
        <ns1:tab-stops>
          <ns1:tab-stop ns1:leader-style="dotted" ns1:leader-text="." ns1:position="5.6071in" ns1:type="right"/>
        </ns1:tab-stops>
      </ns1:paragraph-properties>
    </ns1:style>
    <ns1:style xmlns:ns1="urn:oasis:names:tc:opendocument:xmlns:style:1.0" ns1:family="paragraph" ns1:name="rststyle-contents-4" ns1:parent-style-name="Contents_20_4"/>
    <ns1:style xmlns:ns1="urn:oasis:names:tc:opendocument:xmlns:style:1.0" ns1:class="index" ns1:display-name="Contents 4" ns1:family="paragraph" ns1:name="Contents_20_4" ns1:parent-style-name="Index">
      <ns1:paragraph-properties xmlns:ns2="urn:oasis:names:tc:opendocument:xmlns:xsl-fo-compatible:1.0" ns1:auto-text-indent="false" ns2:margin-left="0.5898in" ns2:margin-right="0in" ns2:text-indent="0in">
        <ns1:tab-stops>
          <ns1:tab-stop ns1:leader-style="dotted" ns1:leader-text="." ns1:position="5.4102in" ns1:type="right"/>
        </ns1:tab-stops>
      </ns1:paragraph-properties>
    </ns1:style>
    <ns1:style xmlns:ns1="urn:oasis:names:tc:opendocument:xmlns:style:1.0" ns1:family="paragraph" ns1:name="rststyle-contents--5" ns1:parent-style-name="Contents_20_5"/>
    <ns1:style xmlns:ns1="urn:oasis:names:tc:opendocument:xmlns:style:1.0" ns1:class="index" ns1:display-name="Contents 5" ns1:family="paragraph" ns1:name="Contents_20_5" ns1:parent-style-name="Index">
      <ns1:paragraph-properties xmlns:ns2="urn:oasis:names:tc:opendocument:xmlns:xsl-fo-compatible:1.0" ns1:auto-text-indent="false" ns2:margin-left="0.7862in" ns2:margin-right="0in" ns2:text-indent="0in">
        <ns1:tab-stops>
          <ns1:tab-stop ns1:leader-style="dotted" ns1:leader-text="." ns1:position="5.2138in" ns1:type="right"/>
        </ns1:tab-stops>
      </ns1:paragraph-properties>
    </ns1:style>
    <ns1:style xmlns:ns1="urn:oasis:names:tc:opendocument:xmlns:style:1.0" ns1:family="paragraph" ns1:name="rststyle-contents-6" ns1:parent-style-name="Contents_20_6"/>
    <ns1:style xmlns:ns1="urn:oasis:names:tc:opendocument:xmlns:style:1.0" ns1:class="index" ns1:display-name="Contents 6" ns1:family="paragraph" ns1:name="Contents_20_6" ns1:parent-style-name="Index">
      <ns1:paragraph-properties xmlns:ns2="urn:oasis:names:tc:opendocument:xmlns:xsl-fo-compatible:1.0" ns1:auto-text-indent="false" ns2:margin-left="0.9827in" ns2:margin-right="0in" ns2:text-indent="0in">
        <ns1:tab-stops>
          <ns1:tab-stop ns1:leader-style="dotted" ns1:leader-text="." ns1:position="5.0173in" ns1:type="right"/>
        </ns1:tab-stops>
      </ns1:paragraph-properties>
    </ns1:style>
    <ns1:style xmlns:ns1="urn:oasis:names:tc:opendocument:xmlns:style:1.0" ns1:family="paragraph" ns1:name="rststyle-contents-7" ns1:parent-style-name="Contents_20_7"/>
    <ns1:style xmlns:ns1="urn:oasis:names:tc:opendocument:xmlns:style:1.0" ns1:class="index" ns1:display-name="Contents 7" ns1:family="paragraph" ns1:name="Contents_20_7" ns1:parent-style-name="Index">
      <ns1:paragraph-properties xmlns:ns2="urn:oasis:names:tc:opendocument:xmlns:xsl-fo-compatible:1.0" ns1:auto-text-indent="false" ns2:margin-left="1.1791in" ns2:margin-right="0in" ns2:text-indent="0in">
        <ns1:tab-stops>
          <ns1:tab-stop ns1:leader-style="dotted" ns1:leader-text="." ns1:position="4.8209in" ns1:type="right"/>
        </ns1:tab-stops>
      </ns1:paragraph-properties>
    </ns1:style>
    <ns1:style xmlns:ns1="urn:oasis:names:tc:opendocument:xmlns:style:1.0" ns1:family="paragraph" ns1:name="rststyle-contents-8" ns1:parent-style-name="Contents_20_8"/>
    <ns1:style xmlns:ns1="urn:oasis:names:tc:opendocument:xmlns:style:1.0" ns1:class="index" ns1:display-name="Contents 8" ns1:family="paragraph" ns1:name="Contents_20_8" ns1:parent-style-name="Index">
      <ns1:paragraph-properties xmlns:ns2="urn:oasis:names:tc:opendocument:xmlns:xsl-fo-compatible:1.0" ns1:auto-text-indent="false" ns2:margin-left="1.3756in" ns2:margin-right="0in" ns2:text-indent="0in">
        <ns1:tab-stops>
          <ns1:tab-stop ns1:leader-style="dotted" ns1:leader-text="." ns1:position="4.6244in" ns1:type="right"/>
        </ns1:tab-stops>
      </ns1:paragraph-properties>
    </ns1:style>
    <ns1:style xmlns:ns1="urn:oasis:names:tc:opendocument:xmlns:style:1.0" ns1:family="paragraph" ns1:name="rststyle-contents-9" ns1:parent-style-name="Contents_20_9"/>
    <ns1:style xmlns:ns1="urn:oasis:names:tc:opendocument:xmlns:style:1.0" ns1:class="index" ns1:display-name="Contents 9" ns1:family="paragraph" ns1:name="Contents_20_9" ns1:parent-style-name="Index">
      <ns1:paragraph-properties xmlns:ns2="urn:oasis:names:tc:opendocument:xmlns:xsl-fo-compatible:1.0" ns1:auto-text-indent="false" ns2:margin-left="1.572in" ns2:margin-right="0in" ns2:text-indent="0in">
        <ns1:tab-stops>
          <ns1:tab-stop ns1:leader-style="dotted" ns1:leader-text="." ns1:position="4.428in" ns1:type="right"/>
        </ns1:tab-stops>
      </ns1:paragraph-properties>
    </ns1:style>
    <ns1:style xmlns:ns1="urn:oasis:names:tc:opendocument:xmlns:style:1.0" ns1:family="paragraph" ns1:name="rststyle-contents-10" ns1:parent-style-name="Contents_20_10"/>
    <ns1:style xmlns:ns1="urn:oasis:names:tc:opendocument:xmlns:style:1.0" ns1:class="index" ns1:display-name="Contents 10" ns1:family="paragraph" ns1:name="Contents_20_10" ns1:parent-style-name="Index">
      <ns1:paragraph-properties xmlns:ns2="urn:oasis:names:tc:opendocument:xmlns:xsl-fo-compatible:1.0" ns1:auto-text-indent="false" ns2:margin-left="1.7689in" ns2:margin-right="0in" ns2:text-indent="0in">
        <ns1:tab-stops>
          <ns1:tab-stop ns1:leader-style="dotted" ns1:leader-text="." ns1:position="4.2311in" ns1:type="right"/>
        </ns1:tab-stops>
      </ns1:paragraph-properties>
    </ns1:style>
    <ns1:style xmlns:ns1="urn:oasis:names:tc:opendocument:xmlns:style:1.0" ns1:family="paragraph" ns1:name="rststyle-contents-heading" ns1:parent-style-name="Contents_20_Heading"/>
    <ns1:style xmlns:ns1="urn:oasis:names:tc:opendocument:xmlns:style:1.0" ns1:class="index" ns1:display-name="Contents Heading" ns1:family="paragraph" ns1:name="Contents_20_Heading" ns1:parent-style-name="Heading">
      <ns1:paragraph-properties xmlns:ns2="urn:oasis:names:tc:opendocument:xmlns:text:1.0" xmlns:ns3="urn:oasis:names:tc:opendocument:xmlns:xsl-fo-compatible:1.0" ns1:auto-text-indent="false" ns2:line-number="0" ns2:number-lines="false" ns3:margin-left="0in" ns3:margin-right="0in" ns3:text-indent="0in"/>
      <ns1:text-properties xmlns:ns2="urn:oasis:names:tc:opendocument:xmlns:xsl-fo-compatible:1.0" ns1:font-size-asian="16pt" ns1:font-size-complex="16pt" ns1:font-weight-asian="bold" ns1:font-weight-complex="bold" ns2:font-size="16pt" ns2:font-weight="bold"/>
    </ns1:style>
    <ns1:style xmlns:ns1="urn:oasis:names:tc:opendocument:xmlns:style:1.0" ns1:display-name="Numbering Symbols" ns1:family="text" ns1:name="Numbering_20_Symbols"/>
    <ns1:style xmlns:ns1="urn:oasis:names:tc:opendocument:xmlns:style:1.0" ns1:display-name="Bullet Symbols" ns1:family="text" ns1:name="Bullet_20_Symbols">
      <ns1:text-properties xmlns:ns2="urn:oasis:names:tc:opendocument:xmlns:xsl-fo-compatible:1.0" ns1:font-name="StarSymbol" ns1:font-name-asian="StarSymbol" ns1:font-name-complex="StarSymbol" ns1:font-size-asian="9pt" ns1:font-size-complex="9pt" ns2:font-size="9pt"/>
    </ns1:style>
    <ns1:style xmlns:ns1="urn:oasis:names:tc:opendocument:xmlns:style:1.0" ns1:family="text" ns1:name="Emphasis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Citation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Example">
      <ns1:text-properties ns1:font-name="Nimbus Mono L" ns1:font-name-asian="Nimbus Mono L" ns1:font-name-complex="Nimbus Mono L"/>
    </ns1:style>
    <ns1:style xmlns:ns1="urn:oasis:names:tc:opendocument:xmlns:style:1.0" ns1:family="text" ns1:name="Teletype">
      <ns1:text-properties ns1:font-name="Nimbus Mono L" ns1:font-name-asian="Nimbus Mono L" ns1:font-name-complex="Nimbus Mono L"/>
    </ns1:style>
    <ns1:style xmlns:ns1="urn:oasis:names:tc:opendocument:xmlns:style:1.0" ns1:family="text" ns1:name="rststyle-emphasis" ns1:parent-style-name="Emphasis">
      <ns1:text-properties ns1:font-weight-asian="normal" ns1:font-weight-complex="normal"/>
    </ns1:style>
    <ns1:style xmlns:ns1="urn:oasis:names:tc:opendocument:xmlns:style:1.0" ns1:family="text" ns1:name="rststyle-strong">
      <ns1:text-properties xmlns:ns2="urn:oasis:names:tc:opendocument:xmlns:xsl-fo-compatible:1.0" ns2:background-color="transparent" ns2:font-weight="bold"/>
    </ns1:style>
    <ns1:style xmlns:ns1="urn:oasis:names:tc:opendocument:xmlns:style:1.0" ns1:family="text" ns1:name="rststyle-inlineliteral" ns1:parent-style-name="Example">
      <ns1:text-properties xmlns:ns2="urn:oasis:names:tc:opendocument:xmlns:xsl-fo-compatible:1.0" ns2:background-color="#e6e6ff"/>
    </ns1:style>
    <ns1:style xmlns:ns1="urn:oasis:names:tc:opendocument:xmlns:style:1.0" ns1:family="text" ns1:name="rststyle-quotation" ns1:parent-style-name="Citation">
      <ns1:text-properties ns1:font-weight-asian="normal" ns1:font-weight-complex="normal"/>
    </ns1:style>
    <ns1:style xmlns:ns1="urn:oasis:names:tc:opendocument:xmlns:style:1.0" ns1:family="text" ns1:name="rststyle-codeblock-keyword" ns1:parent-style-name="Teletype">
      <ns1:text-properties xmlns:ns2="urn:oasis:names:tc:opendocument:xmlns:xsl-fo-compatible:1.0" ns2:background-color="#ccffff" ns2:color="#800000"/>
    </ns1:style>
    <ns1:style xmlns:ns1="urn:oasis:names:tc:opendocument:xmlns:style:1.0" ns1:family="text" ns1:name="rststyle-codeblock-string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number" ns1:parent-style-name="Teletype">
      <ns1:text-properties xmlns:ns2="urn:oasis:names:tc:opendocument:xmlns:xsl-fo-compatible:1.0" ns2:background-color="#ccffff" ns2:color="#000080"/>
    </ns1:style>
    <ns1:style xmlns:ns1="urn:oasis:names:tc:opendocument:xmlns:style:1.0" ns1:family="text" ns1:name="rststyle-codeblock-comment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class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function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operator" ns1:parent-style-name="Teletype">
      <ns1:text-properties xmlns:ns2="urn:oasis:names:tc:opendocument:xmlns:xsl-fo-compatible:1.0" ns2:background-color="#ccffff" ns2:color="#cccc00"/>
    </ns1:style>
    <ns1:style xmlns:ns1="urn:oasis:names:tc:opendocument:xmlns:style:1.0" ns1:family="text" ns1:name="rststyle-codeblock-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subscript">
      <ns1:text-properties ns1:text-position="sub 58%"/>
    </ns1:style>
    <ns1:style xmlns:ns1="urn:oasis:names:tc:opendocument:xmlns:style:1.0" ns1:family="text" ns1:name="rststyle-superscript">
      <ns1:text-properties ns1:text-position="super 58%"/>
    </ns1:style>
    <ns1:style xmlns:ns1="urn:oasis:names:tc:opendocument:xmlns:style:1.0" ns1:family="graphic" ns1:name="Graphics">
      <ns1:graphic-properties xmlns:ns2="urn:oasis:names:tc:opendocument:xmlns:svg-compatible:1.0" xmlns:ns3="urn:oasis:names:tc:opendocument:xmlns:text:1.0" ns1:horizontal-pos="center" ns1:horizontal-rel="paragraph" ns1:number-wrapped-paragraphs="no-limit" ns1:vertical-pos="top" ns1:vertical-rel="paragraph" ns1:wrap="dynamic" ns1:wrap-contour="false" ns2:x="0in" ns2:y="0in" ns3:anchor-type="paragraph"/>
    </ns1:style>
    <ns1:style xmlns:ns1="urn:oasis:names:tc:opendocument:xmlns:style:1.0" ns1:family="graphic" ns1:name="rststyle-imageframe" ns1:parent-style-name="Graphics">
      <ns1:graphic-properties xmlns:ns2="urn:oasis:names:tc:opendocument:xmlns:svg-compatible:1.0" ns1:horizontal-pos="center" ns1:horizontal-rel="paragraph" ns1:vertical-pos="top" ns1:vertical-rel="paragraph" ns2:x="0in" ns2:y="0in"/>
    </ns1:style>
    <ns1:outline-style xmlns:ns1="urn:oasis:names:tc:opendocument:xmlns:text:1.0" xmlns:ns2="urn:oasis:names:tc:opendocument:xmlns:style:1.0" ns2:name="Outline">
      <ns1:outline-level-style ns2:num-format="" ns1:level="1">
        <ns2:list-level-properties ns1:min-label-distance="0.15in"/>
      </ns1:outline-level-style>
      <ns1:outline-level-style ns2:num-format="" ns1:level="2">
        <ns2:list-level-properties ns1:min-label-distance="0.15in"/>
      </ns1:outline-level-style>
      <ns1:outline-level-style ns2:num-format="" ns1:level="3">
        <ns2:list-level-properties ns1:min-label-distance="0.15in"/>
      </ns1:outline-level-style>
      <ns1:outline-level-style ns2:num-format="" ns1:level="4">
        <ns2:list-level-properties ns1:min-label-distance="0.15in"/>
      </ns1:outline-level-style>
      <ns1:outline-level-style ns2:num-format="" ns1:level="5">
        <ns2:list-level-properties ns1:min-label-distance="0.15in"/>
      </ns1:outline-level-style>
      <ns1:outline-level-style ns2:num-format="" ns1:level="6">
        <ns2:list-level-properties ns1:min-label-distance="0.15in"/>
      </ns1:outline-level-style>
      <ns1:outline-level-style ns2:num-format="" ns1:level="7">
        <ns2:list-level-properties ns1:min-label-distance="0.15in"/>
      </ns1:outline-level-style>
      <ns1:outline-level-style ns2:num-format="" ns1:level="8">
        <ns2:list-level-properties ns1:min-label-distance="0.15in"/>
      </ns1:outline-level-style>
      <ns1:outline-level-style ns2:num-format="" ns1:level="9">
        <ns2:list-level-properties ns1:min-label-distance="0.15in"/>
      </ns1:outline-level-style>
      <ns1:outline-level-style ns2:num-format="" ns1:level="10">
        <ns2:list-level-properties ns1:min-label-distance="0.15in"/>
      </ns1:outline-level-style>
    </ns1:outline-style>
    <ns1:list-style xmlns:ns1="urn:oasis:names:tc:opendocument:xmlns:text:1.0" xmlns:ns2="urn:oasis:names:tc:opendocument:xmlns:style:1.0" ns2:name="rststyle-enumlist">
      <ns1:list-level-style-number ns2:num-format="1" ns2:num-suffix="." ns1:level="1" ns1:style-name="Numbering_20_Symbols">
        <ns2:list-level-properties ns1:min-label-width="0.25in" ns1:space-before="0.25in"/>
      </ns1:list-level-style-number>
      <ns1:list-level-style-number ns2:num-format="1" ns2:num-suffix="." ns1:level="2" ns1:style-name="Numbering_20_Symbols">
        <ns2:list-level-properties ns1:min-label-width="0.25in" ns1:space-before="0.5in"/>
      </ns1:list-level-style-number>
      <ns1:list-level-style-number ns2:num-format="1" ns2:num-suffix="." ns1:level="3" ns1:style-name="Numbering_20_Symbols">
        <ns2:list-level-properties ns1:min-label-width="0.25in" ns1:space-before="0.75in"/>
      </ns1:list-level-style-number>
      <ns1:list-level-style-number ns2:num-format="1" ns2:num-suffix="." ns1:level="4" ns1:style-name="Numbering_20_Symbols">
        <ns2:list-level-properties ns1:min-label-width="0.25in" ns1:space-before="1in"/>
      </ns1:list-level-style-number>
      <ns1:list-level-style-number ns2:num-format="1" ns2:num-suffix="." ns1:level="5" ns1:style-name="Numbering_20_Symbols">
        <ns2:list-level-properties ns1:min-label-width="0.25in" ns1:space-before="1.25in"/>
      </ns1:list-level-style-number>
      <ns1:list-level-style-number ns2:num-format="1" ns2:num-suffix="." ns1:level="6" ns1:style-name="Numbering_20_Symbols">
        <ns2:list-level-properties ns1:min-label-width="0.25in" ns1:space-before="1.5in"/>
      </ns1:list-level-style-number>
      <ns1:list-level-style-number ns2:num-format="1" ns2:num-suffix="." ns1:level="7" ns1:style-name="Numbering_20_Symbols">
        <ns2:list-level-properties ns1:min-label-width="0.25in" ns1:space-before="1.75in"/>
      </ns1:list-level-style-number>
      <ns1:list-level-style-number ns2:num-format="1" ns2:num-suffix="." ns1:level="8" ns1:style-name="Numbering_20_Symbols">
        <ns2:list-level-properties ns1:min-label-width="0.25in" ns1:space-before="2in"/>
      </ns1:list-level-style-number>
      <ns1:list-level-style-number ns2:num-format="1" ns2:num-suffix="." ns1:level="9" ns1:style-name="Numbering_20_Symbols">
        <ns2:list-level-properties ns1:min-label-width="0.25in" ns1:space-before="2.25in"/>
      </ns1:list-level-style-number>
      <ns1:list-level-style-number ns2:num-format="1" ns2:num-suffix=".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○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■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○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■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○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■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tocenumlist">
      <ns1:list-level-style-number ns2:num-format="1" ns2:num-prefix=" " ns2:num-suffix=" " ns1:level="1" ns1:style-name="Numbering_20_Symbols">
        <ns2:list-level-properties ns1:min-label-width="0.25in" ns1:space-before="0.25in"/>
      </ns1:list-level-style-number>
      <ns1:list-level-style-number ns2:num-format="1" ns2:num-prefix=" " ns2:num-suffix=" " ns1:display-levels="2" ns1:level="2" ns1:style-name="Numbering_20_Symbols">
        <ns2:list-level-properties ns1:min-label-width="0.25in" ns1:space-before="0.5in"/>
      </ns1:list-level-style-number>
      <ns1:list-level-style-number ns2:num-format="1" ns2:num-prefix=" " ns2:num-suffix=" " ns1:display-levels="3" ns1:level="3" ns1:style-name="Numbering_20_Symbols">
        <ns2:list-level-properties ns1:min-label-width="0.25in" ns1:space-before="0.75in"/>
      </ns1:list-level-style-number>
      <ns1:list-level-style-number ns2:num-format="1" ns2:num-prefix=" " ns2:num-suffix=" " ns1:display-levels="4" ns1:level="4" ns1:style-name="Numbering_20_Symbols">
        <ns2:list-level-properties ns1:min-label-width="0.25in" ns1:space-before="1in"/>
      </ns1:list-level-style-number>
      <ns1:list-level-style-number ns2:num-format="1" ns2:num-prefix=" " ns2:num-suffix=" " ns1:display-levels="5" ns1:level="5" ns1:style-name="Numbering_20_Symbols">
        <ns2:list-level-properties ns1:min-label-width="0.25in" ns1:space-before="1.25in"/>
      </ns1:list-level-style-number>
      <ns1:list-level-style-number ns2:num-format="1" ns2:num-prefix=" " ns2:num-suffix=" " ns1:display-levels="6" ns1:level="6" ns1:style-name="Numbering_20_Symbols">
        <ns2:list-level-properties ns1:min-label-width="0.25in" ns1:space-before="1.5in"/>
      </ns1:list-level-style-number>
      <ns1:list-level-style-number ns2:num-format="1" ns2:num-prefix=" " ns2:num-suffix=" " ns1:display-levels="7" ns1:level="7" ns1:style-name="Numbering_20_Symbols">
        <ns2:list-level-properties ns1:min-label-width="0.25in" ns1:space-before="1.75in"/>
      </ns1:list-level-style-number>
      <ns1:list-level-style-number ns2:num-format="1" ns2:num-prefix=" " ns2:num-suffix=" " ns1:display-levels="8" ns1:level="8" ns1:style-name="Numbering_20_Symbols">
        <ns2:list-level-properties ns1:min-label-width="0.25in" ns1:space-before="2in"/>
      </ns1:list-level-style-number>
      <ns1:list-level-style-number ns2:num-format="1" ns2:num-prefix=" " ns2:num-suffix=" " ns1:display-levels="9" ns1:level="9" ns1:style-name="Numbering_20_Symbols">
        <ns2:list-level-properties ns1:min-label-width="0.25in" ns1:space-before="2.25in"/>
      </ns1:list-level-style-number>
      <ns1:list-level-style-number ns2:num-format="1" ns2:num-prefix=" " ns2:num-suffix=" " ns1:display-levels="10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tocbulletlist">
      <ns1:list-level-style-bullet ns2:num-prefix=" "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prefix=" "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prefix=" " ns2:num-suffix=")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prefix=" " ns2:num-suffix=" 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prefix=" " ns2:num-suffix=" 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prefix=" " ns2:num-suffix=" 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prefix=" " ns2:num-suffix=" 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prefix=" " ns2:num-suffix=" 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prefix=" " ns2:num-suffix=" 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prefix=" " ns2:num-suffix=" 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highlights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highlights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pigraph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epigraph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arabic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notes-configuration xmlns:ns1="urn:oasis:names:tc:opendocument:xmlns:text:1.0" xmlns:ns2="urn:oasis:names:tc:opendocument:xmlns:style:1.0" ns2:num-format="1" ns1:footnotes-position="page" ns1:note-class="footnote" ns1:start-numbering-at="document" ns1:start-value="0"/>
    <ns1:notes-configuration xmlns:ns1="urn:oasis:names:tc:opendocument:xmlns:text:1.0" xmlns:ns2="urn:oasis:names:tc:opendocument:xmlns:style:1.0" ns2:num-format="i" ns1:note-class="endnote" ns1:start-value="0"/>
    <ns1:linenumbering-configuration xmlns:ns1="urn:oasis:names:tc:opendocument:xmlns:text:1.0" xmlns:ns2="urn:oasis:names:tc:opendocument:xmlns:style:1.0" ns2:num-format="1" ns1:increment="5" ns1:number-lines="false" ns1:number-position="left" ns1:offset="0.1965in"/>
  </ns0:styles>
  <ns0:automatic-styles>
    <ns1:page-layout xmlns:ns1="urn:oasis:names:tc:opendocument:xmlns:style:1.0" ns1:name="Mpm1">
      <ns1:page-layout-properties xmlns:ns2="urn:oasis:names:tc:opendocument:xmlns:xsl-fo-compatible:1.0" ns1:footnote-max-height="0in" ns1:num-format="1" ns1:print-orientation="portrait" ns1:writing-mode="lr-tb" ns2:margin-bottom="1in" ns2:margin-left="1.25in" ns2:margin-right="1.25in" ns2:margin-top="1in" ns2:page-height="11in" ns2:page-width="8.5in">
        <ns1:footnote-sep ns1:adjustment="left" ns1:color="#000000" ns1:distance-after-sep="0.0398in" ns1:distance-before-sep="0.0398in" ns1:rel-width="25%" ns1:width="0.0071in"/>
      </ns1:page-layout-properties>
      <ns1:header-style/>
      <ns1:footer-style/>
    </ns1:page-layout>
  </ns0:automatic-styles>
  <ns0:master-styles>
    <ns1:master-page xmlns:ns1="urn:oasis:names:tc:opendocument:xmlns:style:1.0" ns1:name="Standard" ns1:page-layout-name="Mpm1">
      <style:head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      <text:p text:style-name="rststyle-header">reST 学习手册</text:p>
      </style:head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      <text:p text:style-name="rststyle-footer">北京群英汇信息技术有限公司 - http://www.ossxp.com/</text:p>
      </style:foot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amoblin</meta:initial-creator>
    <meta:creation-date>2010-11-30T21:50:39</meta:creation-date>
    <dc:creator>amoblin</dc:creator>
    <dc:date>2010-11-30T21:50:39</dc:date>
    <dc:language>en-US</dc:language>
    <meta:editing-cycles>1</meta:editing-cycles>
    <meta:editing-duration>PT00M01S</meta:editing-duration>
    <dc:title>for Docbones</dc:title>
  </office:meta>
</office:document-meta>
</file>